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6260000049C3AC98E5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width="0.2cm" svg:stroke-color="#ff6309" draw:marker-start-width="0.5cm" draw:marker-end-width="0.5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12cm" fo:min-width="1.5cm"/>
    </style:style>
    <style:style style:name="pr1" style:family="presentation" style:parent-style-name="標準-title">
      <style:graphic-properties draw:auto-grow-height="true" fo:min-height="3.507cm"/>
    </style:style>
    <style:style style:name="pr2" style:family="presentation" style:parent-style-name="標準-title">
      <style:graphic-properties draw:stroke="none" draw:fill="none" fo:min-height="1.996cm"/>
    </style:style>
    <style:style style:name="pr3" style:family="presentation" style:parent-style-name="標準-notes">
      <style:graphic-properties draw:fill-color="#ffffff" draw:auto-grow-height="true" fo:min-height="13.365cm"/>
    </style:style>
    <style:style style:name="pr4" style:family="presentation" style:parent-style-name="標準-title">
      <style:graphic-properties fo:min-height="3.256cm"/>
    </style:style>
    <style:style style:name="pr5" style:family="presentation" style:parent-style-name="標準-outline1">
      <style:graphic-properties fo:min-height="13.609cm"/>
    </style:style>
    <style:style style:name="pr6" style:family="presentation" style:parent-style-name="標準-notes">
      <style:graphic-properties draw:fill-color="#ffffff" fo:min-height="13.114cm"/>
    </style:style>
    <style:style style:name="pr7" style:family="presentation" style:parent-style-name="標準-outline1">
      <style:graphic-properties draw:auto-grow-height="true" fo:min-height="13.86cm"/>
    </style:style>
    <style:style style:name="pr8" style:family="presentation" style:parent-style-name="標準-subtitle">
      <style:graphic-properties draw:fill-color="#ffffff" fo:min-height="13.609cm"/>
    </style:style>
    <style:style style:name="pr9" style:family="presentation" style:parent-style-name="標準-subtitle">
      <style:graphic-properties draw:fill-color="#ffffff" draw:auto-grow-height="true" fo:min-height="13.86cm"/>
    </style:style>
    <style:style style:name="pr10" style:family="presentation" style:parent-style-name="標準-title">
      <style:graphic-properties draw:fill-color="#ffffff" fo:min-height="3.256cm"/>
    </style:style>
    <style:style style:name="pr11" style:family="presentation" style:parent-style-name="標準-subtitle" style:list-style-name="L4">
      <style:graphic-properties draw:fill-color="#ffffff" fo:min-height="13.609cm"/>
    </style:style>
    <style:style style:name="pr12" style:family="presentation" style:parent-style-name="標準-subtitle" style:list-style-name="L4">
      <style:graphic-properties draw:fill-color="#ffffff" fo:min-height="13.609cm"/>
    </style:style>
    <style:style style:name="pr13" style:family="presentation" style:parent-style-name="標準-title">
      <style:graphic-properties draw:fill-color="#ffffff" draw:auto-grow-height="true" fo:min-height="3.507cm"/>
    </style:style>
    <style:style style:name="pr14" style:family="presentation" style:parent-style-name="標準-outline1">
      <style:graphic-properties draw:fill-color="#ffffff" draw:auto-grow-height="true" fo:min-height="13.86cm"/>
    </style:style>
    <style:style style:name="pr15" style:family="presentation" style:parent-style-name="標準-subtitle" style:list-style-name="L4">
      <style:graphic-properties draw:fill-color="#ffffff" fo:min-height="13.609cm"/>
    </style:style>
    <style:style style:name="pr16" style:family="presentation" style:parent-style-name="標準-subtitle" style:list-style-name="L4">
      <style:graphic-properties draw:fill-color="#ffffff" fo:min-height="13.609cm"/>
    </style:style>
    <style:style style:name="pr17" style:family="presentation" style:parent-style-name="標準-subtitle" style:list-style-name="L5">
      <style:graphic-properties draw:fill-color="#ffffff" draw:auto-grow-height="true" fo:min-height="13.86cm"/>
    </style:style>
    <style:style style:name="pr18" style:family="presentation" style:parent-style-name="標準-subtitle" style:list-style-name="L5">
      <style:graphic-properties draw:fill-color="#ffffff" draw:auto-grow-height="true" fo:min-height="13.86cm"/>
    </style:style>
    <style:style style:name="pr19" style:family="presentation" style:parent-style-name="標準-subtitle" style:list-style-name="L5">
      <style:graphic-properties draw:fill-color="#ffffff" draw:auto-grow-height="true" fo:min-height="13.86cm"/>
    </style:style>
    <style:style style:name="pr20" style:family="presentation" style:parent-style-name="標準-subtitle" style:list-style-name="L5">
      <style:graphic-properties draw:fill-color="#ffffff" draw:auto-grow-height="true" fo:min-height="13.86cm"/>
    </style:style>
    <style:style style:name="pr21" style:family="presentation" style:parent-style-name="標準-subtitle" style:list-style-name="L5">
      <style:graphic-properties draw:fill-color="#ffffff" draw:auto-grow-height="true" fo:min-height="13.86cm"/>
    </style:style>
    <style:style style:name="pr22" style:family="presentation" style:parent-style-name="標準-subtitle" style:list-style-name="L5">
      <style:graphic-properties draw:fill-color="#ffffff" draw:auto-grow-height="true" fo:min-height="13.86cm"/>
    </style:style>
    <style:style style:name="pr23" style:family="presentation" style:parent-style-name="標準-subtitle" style:list-style-name="L5">
      <style:graphic-properties draw:fill-color="#ffffff" draw:auto-grow-height="true" fo:min-height="13.86cm"/>
    </style:style>
    <style:style style:name="pr24" style:family="presentation" style:parent-style-name="標準-subtitle" style:list-style-name="L5">
      <style:graphic-properties draw:fill-color="#ffffff" draw:auto-grow-height="true" fo:min-height="13.86cm"/>
    </style:style>
    <style:style style:name="pr25" style:family="presentation" style:parent-style-name="標準-subtitle" style:list-style-name="L5">
      <style:graphic-properties draw:fill-color="#ffffff" draw:auto-grow-height="true" fo:min-height="13.86cm"/>
    </style:style>
    <style:style style:name="pr26" style:family="presentation" style:parent-style-name="標準-subtitle" style:list-style-name="L5">
      <style:graphic-properties draw:fill-color="#ffffff" draw:auto-grow-height="true" fo:min-height="13.86cm"/>
    </style:style>
    <style:style style:name="pr27" style:family="presentation" style:parent-style-name="標準-subtitle" style:list-style-name="L5">
      <style:graphic-properties draw:fill-color="#ffffff" draw:auto-grow-height="true" fo:min-height="13.86cm"/>
    </style:style>
    <style:style style:name="pr28" style:family="presentation" style:parent-style-name="標準-subtitle" style:list-style-name="L5">
      <style:graphic-properties draw:fill-color="#ffffff" draw:auto-grow-height="true" fo:min-height="13.86cm"/>
    </style:style>
    <style:style style:name="pr29" style:family="presentation" style:parent-style-name="標準-subtitle" style:list-style-name="L5">
      <style:graphic-properties draw:fill-color="#ffffff" draw:auto-grow-height="true" fo:min-height="13.86cm"/>
    </style:style>
    <style:style style:name="pr30" style:family="presentation" style:parent-style-name="標準-subtitle" style:list-style-name="L5">
      <style:graphic-properties draw:fill-color="#ffffff" draw:auto-grow-height="true" fo:min-height="13.86cm"/>
    </style:style>
    <style:style style:name="pr31" style:family="presentation" style:parent-style-name="標準-subtitle" style:list-style-name="L5">
      <style:graphic-properties draw:fill-color="#ffffff" draw:auto-grow-height="true" fo:min-height="13.86cm"/>
    </style:style>
    <style:style style:name="pr32" style:family="presentation" style:parent-style-name="標準-subtitle" style:list-style-name="L5">
      <style:graphic-properties draw:fill-color="#ffffff" draw:auto-grow-height="true" fo:min-height="13.86cm"/>
    </style:style>
    <style:style style:name="pr33" style:family="presentation" style:parent-style-name="標準-subtitle" style:list-style-name="L5">
      <style:graphic-properties draw:fill-color="#ffffff" draw:auto-grow-height="true" fo:min-height="13.86cm"/>
    </style:style>
    <style:style style:name="pr34" style:family="presentation" style:parent-style-name="標準-subtitle" style:list-style-name="L5">
      <style:graphic-properties draw:fill-color="#ffffff" draw:auto-grow-height="true" fo:min-height="13.86cm"/>
    </style:style>
    <style:style style:name="pr35" style:family="presentation" style:parent-style-name="標準-subtitle" style:list-style-name="L5">
      <style:graphic-properties draw:fill-color="#ffffff" draw:auto-grow-height="true" fo:min-height="13.86cm"/>
    </style:style>
    <style:style style:name="pr36" style:family="presentation" style:parent-style-name="標準-subtitle" style:list-style-name="L5">
      <style:graphic-properties draw:fill-color="#ffffff" draw:auto-grow-height="true" fo:min-height="13.86cm"/>
    </style:style>
    <style:style style:name="pr37" style:family="presentation" style:parent-style-name="標準-subtitle" style:list-style-name="L5">
      <style:graphic-properties draw:fill-color="#ffffff" draw:auto-grow-height="true" fo:min-height="13.86cm"/>
    </style:style>
    <style:style style:name="pr38" style:family="presentation" style:parent-style-name="標準-subtitle" style:list-style-name="L5">
      <style:graphic-properties draw:fill-color="#ffffff" draw:auto-grow-height="true" fo:min-height="13.86cm"/>
    </style:style>
    <style:style style:name="pr39" style:family="presentation" style:parent-style-name="標準-subtitle" style:list-style-name="L5">
      <style:graphic-properties draw:fill-color="#ffffff" draw:auto-grow-height="true" fo:min-height="13.86cm"/>
    </style:style>
    <style:style style:name="P1" style:family="paragraph">
      <style:paragraph-properties fo:margin-left="0cm" fo:margin-right="0cm" fo:text-align="center" fo:text-indent="0cm"/>
      <style:text-properties fo:font-family="'VL Pゴシック'" style:font-pitch="variable" style:font-family-asian="'VL Pゴシック'" style:font-pitch-asian="variable"/>
    </style:style>
    <style:style style:name="P2" style:family="paragraph">
      <style:paragraph-properties fo:margin-left="0cm" fo:margin-right="0cm" fo:text-indent="0cm"/>
      <style:text-properties fo:font-family="'VL Pゴシック'" style:font-pitch="variable" fo:font-size="48pt" fo:font-weight="bold" style:font-family-asian="'VL Pゴシック'" style:font-pitch-asian="variable" style:font-size-asian="48pt" style:font-weight-asian="bold" style:font-size-complex="48pt" style:font-weight-complex="bold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text-indent="0cm"/>
    </style:style>
    <style:style style:name="P6" style:family="paragraph">
      <style:text-properties fo:font-size="28pt" style:font-size-asian="28pt" style:font-size-complex="28pt"/>
    </style:style>
    <style:style style:name="P7" style:family="paragraph">
      <style:paragraph-properties fo:margin-left="1.2cm" fo:margin-right="0cm" fo:line-height="80%" text:enable-numbering="true" fo:text-indent="-0.9cm"/>
    </style:style>
    <style:style style:name="P8" style:family="paragraph">
      <style:paragraph-properties fo:margin-left="1.2cm" fo:margin-right="0cm" fo:line-height="80%" fo:text-indent="-0.9cm">
        <style:tab-stops/>
      </style:paragraph-properties>
    </style:style>
    <style:style style:name="P9" style:family="paragraph">
      <style:paragraph-properties fo:margin-left="1.2cm" fo:margin-right="0cm" fo:line-height="80%" fo:text-indent="-0.9cm"/>
    </style:style>
    <style:style style:name="P10" style:family="paragraph">
      <style:paragraph-properties fo:margin-left="1.2cm" fo:margin-right="0cm" fo:line-height="80%" fo:text-align="center" fo:text-indent="-0.9cm"/>
    </style:style>
    <style:style style:name="P11" style:family="paragraph">
      <style:paragraph-properties fo:margin-left="1.2cm" fo:margin-right="0cm" fo:line-height="70%" text:enable-numbering="true" fo:text-indent="-0.9cm"/>
    </style:style>
    <style:style style:name="P12" style:family="paragraph">
      <style:paragraph-properties fo:margin-left="1.2cm" fo:margin-right="0cm" fo:line-height="70%" fo:text-indent="-0.9cm"/>
    </style:style>
    <style:style style:name="P13" style:family="paragraph">
      <style:paragraph-properties fo:margin-left="1.2cm" fo:margin-right="0cm" text:enable-numbering="true" fo:text-indent="-0.9cm"/>
    </style:style>
    <style:style style:name="P14" style:family="paragraph">
      <style:paragraph-properties fo:margin-left="1.2cm" fo:margin-right="0cm" fo:text-indent="-0.9cm"/>
    </style:style>
    <style:style style:name="P15" style:family="paragraph">
      <style:paragraph-properties fo:margin-left="1.2cm" fo:margin-right="0cm" fo:line-height="80%" fo:text-align="start" fo:text-indent="-0.6cm"/>
    </style:style>
    <style:style style:name="P16" style:family="paragraph">
      <style:paragraph-properties fo:margin-left="1.2cm" fo:margin-right="0cm" fo:line-height="80%" fo:text-align="start" fo:text-indent="-0.6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17" style:family="paragraph">
      <style:paragraph-properties fo:margin-left="0cm" fo:margin-right="0cm" fo:line-height="80%" fo:text-align="start" fo:text-indent="0cm"/>
      <style:text-properties fo:font-family="'VL Pゴシック'" style:font-pitch="variable" fo:font-size="28pt" style:font-size-asian="28pt" style:font-size-complex="28pt"/>
    </style:style>
    <style:style style:name="P18" style:family="paragraph">
      <style:paragraph-properties fo:margin-left="0cm" fo:margin-right="0cm" fo:line-height="80%" fo:text-align="start" fo:text-indent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family="'VL Pゴシック'" style:font-pitch="variable" fo:font-size="28pt" style:font-size-asian="28pt" style:font-size-complex="28pt"/>
    </style:style>
    <style:style style:name="P19" style:family="paragraph">
      <style:paragraph-properties fo:margin-left="1.2cm" fo:margin-right="0cm" fo:text-align="center" fo:text-indent="-0.6cm"/>
    </style:style>
    <style:style style:name="P20" style:family="paragraph">
      <style:paragraph-properties fo:margin-left="0cm" fo:margin-right="0cm" fo:text-indent="0cm"/>
      <style:text-properties fo:font-family="'VL Pゴシック'" style:font-pitch="variable" fo:font-size="80pt" style:font-size-asian="80pt" style:font-size-complex="80pt"/>
    </style:style>
    <style:style style:name="P21" style:family="paragraph">
      <style:paragraph-properties fo:margin-left="1.2cm" fo:margin-right="0cm" fo:text-align="start" fo:text-indent="-0.6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22" style:family="paragraph">
      <style:paragraph-properties fo:margin-left="1.2cm" fo:margin-right="0cm" fo:text-indent="-0.6cm"/>
    </style:style>
    <style:style style:name="P23" style:family="paragraph">
      <style:paragraph-properties fo:text-align="center"/>
    </style:style>
    <style:style style:name="P24" style:family="paragraph">
      <style:paragraph-properties fo:margin-left="0cm" fo:margin-right="0cm" fo:text-indent="0cm"/>
      <style:text-properties fo:font-size="32pt" style:font-size-asian="32pt" style:font-size-complex="32pt"/>
    </style:style>
    <style:style style:name="P25" style:family="paragraph">
      <style:paragraph-properties fo:margin-left="1.2cm" fo:margin-right="0cm" fo:text-align="center" fo:text-indent="-0.6cm"/>
      <style:text-properties fo:font-family="'VL Pゴシック'" style:font-pitch="variable" fo:font-size="80pt" style:font-size-asian="80pt" style:font-size-complex="80pt"/>
    </style:style>
    <style:style style:name="P26" style:family="paragraph">
      <style:paragraph-properties fo:margin-left="0cm" fo:margin-right="0cm" fo:text-indent="0cm"/>
      <style:text-properties style:font-size-asian="20pt"/>
    </style:style>
    <style:style style:name="P27" style:family="paragraph">
      <style:paragraph-properties fo:margin-left="0cm" fo:margin-right="0cm" fo:text-align="justify" fo:text-indent="0cm"/>
    </style:style>
    <style:style style:name="P28" style:family="paragraph">
      <style:paragraph-properties fo:margin-left="1.2cm" fo:margin-right="0cm" fo:line-height="80%" fo:text-indent="-0.6cm">
        <style:tab-stops/>
      </style:paragraph-properties>
    </style:style>
    <style:style style:name="P29" style:family="paragraph">
      <style:paragraph-properties fo:margin-left="1.2cm" fo:margin-right="0cm" fo:line-height="80%" fo:text-indent="-0.6cm">
        <style:tab-stops/>
      </style:paragraph-properties>
      <style:text-properties fo:font-size="32pt" style:font-size-asian="32pt" style:font-size-complex="32pt"/>
    </style:style>
    <style:style style:name="P30" style:family="paragraph">
      <style:paragraph-properties fo:margin-left="0cm" fo:margin-right="0cm" fo:line-height="70%" fo:text-indent="0cm"/>
    </style:style>
    <style:style style:name="P31" style:family="paragraph">
      <style:paragraph-properties fo:margin-left="1.2cm" fo:margin-right="0cm" text:enable-numbering="false" fo:text-indent="-0.9cm"/>
    </style:style>
    <style:style style:name="P32" style:family="paragraph">
      <style:paragraph-properties fo:margin-left="0cm" fo:margin-right="0cm" fo:line-height="70%" fo:text-indent="0cm"/>
      <style:text-properties fo:font-size="22pt" style:font-size-asian="22pt" style:font-size-complex="22pt"/>
    </style:style>
    <style:style style:name="P33" style:family="paragraph">
      <style:paragraph-properties fo:margin-left="0cm" fo:margin-right="0cm" fo:text-indent="0cm"/>
      <style:text-properties fo:font-size="22pt" style:font-size-asian="22pt" style:font-size-complex="22pt"/>
    </style:style>
    <style:style style:name="P34" style:family="paragraph">
      <style:paragraph-properties fo:margin-left="0cm" fo:margin-right="0cm" fo:text-indent="0cm"/>
      <style:text-properties fo:font-size="26pt" style:font-size-asian="26pt" style:font-size-complex="26pt"/>
    </style:style>
    <style:style style:name="P35" style:family="paragraph">
      <style:paragraph-properties fo:margin-left="1.2cm" fo:margin-right="0cm" text:enable-numbering="true" fo:text-indent="-0.9cm"/>
      <style:text-properties fo:font-size="32pt"/>
    </style:style>
    <style:style style:name="P36" style:family="paragraph">
      <style:paragraph-properties fo:margin-left="0cm" fo:margin-right="0cm" text:enable-numbering="false" fo:text-indent="0cm"/>
    </style:style>
    <style:style style:name="P37" style:family="paragraph">
      <style:paragraph-properties fo:margin-left="0cm" fo:margin-right="0cm" text:enable-numbering="true" fo:text-indent="0cm"/>
      <style:text-properties fo:font-size="32pt"/>
    </style:style>
    <style:style style:name="P38" style:family="paragraph">
      <style:paragraph-properties fo:margin-left="0cm" fo:margin-right="0cm" text:enable-numbering="false" fo:text-indent="0cm"/>
      <style:text-properties fo:font-size="32pt"/>
    </style:style>
    <style:style style:name="P39" style:family="paragraph">
      <style:paragraph-properties fo:margin-left="0cm" fo:margin-right="0cm" text:enable-numbering="false" fo:text-indent="0cm"/>
      <style:text-properties fo:font-size="22pt" style:font-size-asian="22pt" style:font-size-complex="22pt"/>
    </style:style>
    <style:style style:name="P40" style:family="paragraph">
      <style:paragraph-properties fo:margin-left="0cm" fo:margin-right="0cm" fo:text-align="justify" text:enable-numbering="false" fo:text-indent="0cm"/>
    </style:style>
    <style:style style:name="P41" style:family="paragraph">
      <style:paragraph-properties fo:margin-left="0cm" fo:margin-right="0cm" fo:text-align="justify" text:enable-numbering="false" fo:text-indent="0cm"/>
      <style:text-properties fo:font-size="32pt" style:font-size-asian="32pt" style:font-size-complex="32pt"/>
    </style:style>
    <style:style style:name="P42" style:family="paragraph">
      <style:paragraph-properties fo:margin-left="0cm" fo:margin-right="0cm" fo:text-align="justify" text:enable-numbering="false" fo:text-indent="0cm"/>
      <style:text-properties fo:font-size="24pt" style:font-size-asian="24pt" style:font-size-complex="24pt"/>
    </style:style>
    <style:style style:name="P43" style:family="paragraph">
      <style:paragraph-properties fo:margin-left="0cm" fo:margin-right="0cm" fo:text-align="justify" text:enable-numbering="false" fo:text-indent="0cm"/>
      <style:text-properties fo:font-size="22pt" style:font-size-asian="22pt" style:font-size-complex="22pt"/>
    </style:style>
    <style:style style:name="P44" style:family="paragraph">
      <style:paragraph-properties fo:margin-left="0cm" fo:margin-right="0cm" fo:text-indent="0cm"/>
      <style:text-properties fo:color="#ff0000" fo:font-size="36pt" style:font-size-asian="36pt" style:font-size-complex="36pt"/>
    </style:style>
    <style:style style:name="T1" style:family="text">
      <style:text-properties fo:font-family="'VL Pゴシック'" style:font-pitch="variable" fo:font-size="48pt" fo:font-weight="bold" style:font-family-asian="'VL Pゴシック'" style:font-pitch-asian="variable" style:font-size-asian="48pt" style:font-weight-asian="bold" style:font-size-complex="48pt" style:font-weight-complex="bold"/>
    </style:style>
    <style:style style:name="T2" style:family="text">
      <style:text-properties fo:font-family="'VL Pゴシック'" style:font-pitch="variable" fo:font-size="32pt" fo:font-weight="bold" style:font-family-asian="'VL Pゴシック'" style:font-pitch-asian="variable" style:font-size-asian="32pt" style:font-weight-asian="bold" style:font-size-complex="32pt" style:font-weight-complex="bold"/>
    </style:style>
    <style:style style:name="T3" style:family="text">
      <style:text-properties fo:font-family="'VL Pゴシック'" style:font-pitch="variable" fo:font-size="24pt" fo:font-weight="bold" style:font-family-asian="'VL Pゴシック'" style:font-pitch-asian="variable" style:font-size-asian="24pt" style:font-weight-asian="bold" style:font-size-complex="24pt" style:font-weight-complex="bold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color="#000000" style:text-outline="false" style:text-line-through-style="none" fo:font-family="'VL Pゴシック'" style:font-pitch="variable" fo:font-size="28pt" fo:font-style="normal" fo:text-shadow="none" style:text-underline-style="none" fo:font-weight="normal" style:letter-kerning="true" style:font-family-asian="Times-Roman" style:font-family-generic-asian="roman" style:font-size-asian="28pt" style:font-style-asian="normal" style:font-weight-asian="350" style:font-family-complex="Times-Roman" style:font-family-generic-complex="roman" style:font-size-complex="28pt" style:font-style-complex="normal" style:font-weight-complex="normal" style:text-emphasize="none" style:font-relief="none"/>
    </style:style>
    <style:style style:name="T8" style:family="text">
      <style:text-properties fo:font-family="'VL Pゴシック'" style:font-pitch="variable" fo:font-size="28pt" style:font-family-asian="Times-Roman" style:font-family-generic-asian="roman" style:font-size-asian="28pt" style:font-family-complex="Times-Roman" style:font-family-generic-complex="roman" style:font-size-complex="28pt"/>
    </style:style>
    <style:style style:name="T9" style:family="text">
      <style:text-properties fo:font-family="'VL Pゴシック'" style:font-pitch="variable" fo:font-size="28pt" style:font-family-asian="Helvetica" style:font-family-generic-asian="swiss" style:font-size-asian="28pt" style:font-family-complex="Helvetica" style:font-family-generic-complex="swiss" style:font-size-complex="28pt"/>
    </style:style>
    <style:style style:name="T10" style:family="text">
      <style:text-properties fo:font-family="'VL Pゴシック'" style:font-pitch="variable" fo:font-size="28pt" style:font-family-asian="'VL Pゴシック'" style:font-pitch-asian="variable" style:font-size-asian="28pt" style:font-family-complex="Times-Roman" style:font-family-generic-complex="roman" style:font-size-complex="28pt"/>
    </style:style>
    <style:style style:name="T11" style:family="text">
      <style:text-properties fo:font-family="'VL Pゴシック'" style:font-pitch="variable" fo:font-size="80pt" style:font-size-asian="80pt" style:font-size-complex="80pt"/>
    </style:style>
    <style:style style:name="T12" style:family="text">
      <style:text-properties fo:font-size="32pt"/>
    </style:style>
    <style:style style:name="T13" style:family="text">
      <style:text-properties fo:font-size="22pt" style:font-size-asian="22pt" style:font-size-complex="22pt"/>
    </style:style>
    <style:style style:name="T14" style:family="text">
      <style:text-properties fo:font-size="32pt" style:font-size-asian="32pt" style:font-size-complex="32pt"/>
    </style:style>
    <style:style style:name="T15" style:family="text">
      <style:text-properties fo:font-size="26pt" style:font-size-asian="26pt" style:font-size-complex="26pt"/>
    </style:style>
    <style:style style:name="T16" style:family="text">
      <style:text-properties style:text-underline-style="none"/>
    </style:style>
    <style:style style:name="T17" style:family="text">
      <style:text-properties fo:font-size="32pt" style:text-underline-style="solid" style:text-underline-width="auto" style:text-underline-color="#dc2300" fo:font-weight="normal" style:font-size-asian="32pt" style:font-weight-asian="normal" style:font-size-complex="32pt"/>
    </style:style>
    <style:style style:name="T18" style:family="text">
      <style:text-properties fo:font-size="22pt" style:text-underline-style="solid" style:text-underline-width="auto" style:text-underline-color="#dc2300" style:font-size-asian="22pt" style:font-size-complex="22pt"/>
    </style:style>
    <style:style style:name="T19" style:family="text">
      <style:text-properties fo:font-size="24pt" style:text-underline-style="solid" style:text-underline-width="auto" style:text-underline-color="#ff0000" style:font-size-asian="24pt" style:font-size-complex="24pt"/>
    </style:style>
    <style:style style:name="T20" style:family="text">
      <style:text-properties fo:font-size="18pt" style:font-size-asian="18pt" style:font-size-complex="18pt"/>
    </style:style>
    <style:style style:name="T21" style:family="text">
      <style:text-properties fo:color="#ff0000" fo:font-size="36pt" style:font-size-asian="36pt" style:font-size-complex="36pt"/>
    </style:style>
    <style:style style:name="T22" style:family="text">
      <style:text-properties fo:font-size="20pt" style:font-size-asian="20pt" style:font-size-complex="20pt"/>
    </style:style>
    <style:style style:name="T23" style:family="text">
      <style:text-properties fo:font-size="22pt" style:text-underline-style="solid" style:text-underline-width="auto" style:text-underline-color="#ff0000" style:font-size-asian="22pt" style:font-size-complex="2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>
        <office:forms form:automatic-focus="false" form:apply-design-mode="false"/>
        <draw:frame presentation:style-name="pr1" draw:text-style-name="P2" draw:layer="layout" svg:width="27cm" svg:height="4.785cm" svg:x="0.5cm" svg:y="7.361cm" presentation:class="title" presentation:user-transformed="true">
          <draw:text-box>
            <text:p text:style-name="P1"><text:span text:style-name="T1">研究室のソフトウェアを</text:span><text:span text:style-name="T1"><text:line-break/></text:span><text:span text:style-name="T1">Debian </text:span><text:span text:style-name="T1">パッケージにしてみる</text:span></text:p>
          </draw:text-box>
        </draw:frame>
        <draw:frame presentation:style-name="pr2" draw:text-style-name="P4" draw:layer="layout" svg:width="20cm" svg:height="3.99cm" svg:x="7.054cm" svg:y="16.23cm">
          <draw:text-box>
            <text:p text:style-name="P3"><text:span text:style-name="T2">藤澤 徹</text:span></text:p>
            <text:p text:style-name="P3"><text:span text:style-name="T3">arai_a@mac.com</text:span></text:p>
            <text:p text:style-name="P3"><text:span text:style-name="T3">2009</text:span><text:span text:style-name="T3">年 </text:span><text:span text:style-name="T3">3</text:span><text:span text:style-name="T3">月</text:span><text:span text:style-name="T3">21</text:span><text:span text:style-name="T3">日</text:span></text:p>
          </draw:text-box>
        </draw:frame>
        <draw:frame draw:style-name="gr1" draw:text-style-name="P6" draw:layer="layout" svg:width="15.594cm" svg:height="1.644cm" svg:x="0.906cm" svg:y="1cm">
          <draw:text-box>
            <text:p text:style-name="P5"><text:span text:style-name="T4">第</text:span><text:span text:style-name="T4">50</text:span><text:span text:style-name="T4">回 東京エリア </text:span><text:span text:style-name="T4">Debian </text:span><text:span text:style-name="T4">勉強会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1T1">
        <office:forms form:automatic-focus="false" form:apply-design-mode="false"/>
        <draw:frame presentation:style-name="pr4" draw:text-style-name="P5" draw:layer="layout" svg:width="27cm" svg:height="3.256cm" svg:x="0.5cm" svg:y="1.244cm" presentation:class="title" presentation:user-transformed="true">
          <draw:text-box>
            <text:p text:style-name="P5">対象とするソフトウェア</text:p>
          </draw:text-box>
        </draw:frame>
        <draw:frame presentation:style-name="pr5" draw:text-style-name="P9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7"><text:span text:style-name="T5">MC-MPI</text:span></text:p>
              </text:list-item>
            </text:list>
            <text:list text:style-name="L2">
              <text:list-item>
                <text:p text:style-name="P8">　グリッド用の MPI ライブラリ</text:p>
              </text:list-item>
            </text:list>
            <text:list text:style-name="L2">
              <text:list-item>
                <text:p text:style-name="P9">　動作に GXP を必要とする</text:p>
              </text:list-item>
            </text:list>
            <text:list text:style-name="L2">
              <text:list-item>
                <text:p text:style-name="P10"><text:span text:style-name="T6">http://www.logos.ic.i.u-tokyo.ac.jp/~h_saito/mcmpi/</text:span></text:p>
              </text:list-item>
            </text:list>
            <text:list text:style-name="L2">
              <text:list-item>
                <text:p text:style-name="P7"><text:span text:style-name="T5">GXP</text:span></text:p>
              </text:list-item>
            </text:list>
            <text:list text:style-name="L2">
              <text:list-item>
                <text:p text:style-name="P9">　並列分散シェル</text:p>
              </text:list-item>
            </text:list>
            <text:list text:style-name="L2">
              <text:list-item>
                <text:p text:style-name="P10"><text:span text:style-name="T6">http://www.logos.t.u-tokyo.ac.jp/gxp/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1T1">
        <office:forms form:automatic-focus="false" form:apply-design-mode="false"/>
        <draw:frame presentation:style-name="pr4" draw:text-style-name="P5" draw:layer="layout" svg:width="27cm" svg:height="3.256cm" svg:x="0.5cm" svg:y="0.962cm" presentation:class="title">
          <draw:text-box>
            <text:p text:style-name="P5">パッケージ化に使うソフトウェア</text:p>
          </draw:text-box>
        </draw:frame>
        <draw:frame presentation:style-name="pr5" draw:text-style-name="P12" draw:layer="layout" svg:width="25.199cm" svg:height="14.302cm" svg:x="1.4cm" svg:y="4.914cm" presentation:class="outline" presentation:user-transformed="true">
          <draw:text-box>
            <text:list text:style-name="L2">
              <text:list-item>
                <text:p text:style-name="P11"><text:span text:style-name="T5">debhelper</text:span><text:line-break/>　パッケージ作成支援のスクリプト集<text:line-break/>　　dh_make<text:line-break/>　　dh_pycentral<text:line-break/>　　...</text:p>
              </text:list-item>
            </text:list>
            <text:list text:style-name="L2">
              <text:list-item>
                <text:p text:style-name="P11"><text:span text:style-name="T5">python-central</text:span><text:line-break/>　Python パッケージ作成用</text:p>
              </text:list-item>
            </text:list>
            <text:list text:style-name="L2">
              <text:list-item>
                <text:p text:style-name="P11"><text:span text:style-name="T5">debuild</text:span><text:line-break/>　パッケージのビルド</text:p>
              </text:list-item>
            </text:list>
            <text:list text:style-name="L2">
              <text:list-item>
                <text:p text:style-name="P11"><text:span text:style-name="T5">uscan, uupdate</text:span><text:line-break/>　アップストリームの更新チェック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1T1">
        <office:forms form:automatic-focus="false" form:apply-design-mode="false"/>
        <draw:frame presentation:style-name="pr1" draw:text-style-name="P5" draw:layer="layout" svg:width="27cm" svg:height="3.507cm" svg:x="0.5cm" svg:y="0.837cm" presentation:class="title">
          <draw:text-box>
            <text:p text:style-name="P5">ソフトウェアの特徴: MC-MPI</text:p>
          </draw:text-box>
        </draw:frame>
        <draw:frame presentation:style-name="pr7" draw:text-style-name="P14" draw:layer="layout" svg:width="25.199cm" svg:height="13.86cm" svg:x="1.4cm" svg:y="4.914cm" presentation:class="outline">
          <draw:text-box>
            <text:list text:style-name="L2">
              <text:list-item>
                <text:p text:style-name="P13">C 言語, Fortran で書かれている</text:p>
              </text:list-item>
            </text:list>
            <text:list text:style-name="L2">
              <text:list-item>
                <text:p text:style-name="P13">ライブラリとスクリプト(コンパイラ, 実行)</text:p>
              </text:list-item>
            </text:list>
            <text:list text:style-name="L2">
              <text:list-item>
                <text:p text:style-name="P13">Autotools を使用している</text:p>
              </text:list-item>
            </text:list>
            <text:list text:style-name="L2">
              <text:list-item>
                <text:p text:style-name="P13">GXP に依存している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1T1">
        <draw:frame presentation:style-name="pr4" draw:text-style-name="P5" draw:layer="layout" svg:width="27cm" svg:height="3.256cm" svg:x="0.5cm" svg:y="0.962cm" presentation:class="title">
          <draw:text-box>
            <text:p text:style-name="P5">ソフトウェアの特徴: GXP</text:p>
          </draw:text-box>
        </draw:frame>
        <draw:frame presentation:style-name="pr5" draw:text-style-name="P14" draw:layer="layout" svg:width="25.199cm" svg:height="13.609cm" svg:x="1.4cm" svg:y="4.914cm" presentation:class="outline">
          <draw:text-box>
            <text:list text:style-name="L2">
              <text:list-item>
                <text:p text:style-name="P13">Python で書かれている</text:p>
              </text:list-item>
            </text:list>
            <text:list text:style-name="L2">
              <text:list-item>
                <text:p text:style-name="P13">本来インストール不要の設計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2T0">
        <draw:frame presentation:style-name="pr1" draw:text-style-name="P5" draw:layer="layout" svg:width="27cm" svg:height="3.507cm" svg:x="0.5cm" svg:y="0.837cm" presentation:class="title">
          <draw:text-box>
            <text:p text:style-name="P5">とりあえずそのまま動かす：GXP</text:p>
          </draw:text-box>
        </draw:frame>
        <draw:frame presentation:style-name="pr8" draw:text-style-name="P17" draw:layer="layout" svg:width="25.199cm" svg:height="13.609cm" svg:x="1.4cm" svg:y="5.038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15"><text:span text:style-name="T7">$ mkdir gxp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6"><text:span text:style-name="T8">$ cd gxp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6"><text:span text:style-name="T8">$ cp ../gxp-3.05.tar.bz2</text:span><text:span text:style-name="T9"> ./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6"><text:span text:style-name="T8">$ tar jxvf gxp-3.05.tar.bz2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6"><text:span text:style-name="T8">$ cd gxp-3.05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6"><text:span text:style-name="T8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6"><text:span text:style-name="T8">$ ./gxpc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6"><text:span text:style-name="T8">gxpc: no daemon found, create one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6"><text:span text:style-name="T8">/tmp/gxp-***-default/gxpsession-***-***-2009-03-20-06-46-07-15360-92311801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標準" presentation:presentation-page-layout-name="AL2T0">
        <draw:frame presentation:style-name="pr1" draw:text-style-name="P5" draw:layer="layout" svg:width="27cm" svg:height="3.507cm" svg:x="0.5cm" svg:y="0.837cm" presentation:class="title">
          <draw:text-box>
            <text:p text:style-name="P5">とりあえずそのまま動かす：MC-MPI</text:p>
          </draw:text-box>
        </draw:frame>
        <draw:frame presentation:style-name="pr8" draw:text-style-name="P17" draw:layer="layout" svg:width="25.199cm" svg:height="13.609cm" svg:x="1.4cm" svg:y="5.039cm" presentation:class="subtitle">
          <draw:text-box>
            <text:list text:style-name="L1">
              <text:list-item>
                <text:list>
                  <text:list-item>
                    <text:p text:style-name="P16"><text:span text:style-name="T8">$ mkdir mcmpi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6"><text:span text:style-name="T8">$ cd mcmpi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6"><text:span text:style-name="T8">$ cp</text:span><text:span text:style-name="T9"> ../</text:span><text:span text:style-name="T8">mcmpi-0.21.0.tar.gz</text:span><text:span text:style-name="T9"> ./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6"><text:span text:style-name="T8">$ tar zxvf mcmpi-0.21.0.tar.gz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6"><text:span text:style-name="T8">$ cd mcmpi-0.21.0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6"><text:span text:style-name="T9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6"><text:span text:style-name="T8">$ ./configure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6"><text:span text:style-name="T8">$ make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6"><text:span text:style-name="T8">$ sudo make instal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標準" presentation:presentation-page-layout-name="AL2T0">
        <draw:frame presentation:style-name="pr1" draw:text-style-name="P5" draw:layer="layout" svg:width="27cm" svg:height="3.507cm" svg:x="0.5cm" svg:y="0.837cm" presentation:class="title">
          <draw:text-box>
            <text:p text:style-name="P5">とりあえずそのまま動かす：MC-MPI</text:p>
          </draw:text-box>
        </draw:frame>
        <draw:frame presentation:style-name="pr9" draw:text-style-name="P18" draw:layer="layout" svg:width="25.199cm" svg:height="14.762cm" svg:x="1.4cm" svg:y="4.46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16"><text:span text:style-name="T8">$ cd app 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6"><text:span text:style-name="T8">$ mpicxx -o hello ./hello.cpp 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6"><text:span text:style-name="T8">printf: 28: %q: invalid directive 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6"><text:span text:style-name="T8">printf: 28: %q: invalid directive 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6"><text:span text:style-name="T8">printf: 28: %q: invalid directive 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6"><text:span text:style-name="T8">[ g++ -I/usr/local/include /usr/local/lib/libmpigxp.a -lresolv -lpthread -lnsl -lm ] 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6"><text:span text:style-name="T8">/usr/lib/gcc/i486-linux-gnu/4.3.2/../../../../lib/ crt1.o: In function ‘_start’: 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6"><text:span text:style-name="T8">(.text+0x18): undefined reference to ‘main’ 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6"><text:span text:style-name="T8">collect2: ld </text:span><text:span text:style-name="T10">はステータス </text:span><text:span text:style-name="T10">1 </text:span><text:span text:style-name="T10">で終了しました 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6"><text:span text:style-name="T10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標準" presentation:presentation-page-layout-name="AL2T0">
        <draw:frame presentation:style-name="pr4" draw:text-style-name="P5" draw:layer="layout" svg:width="27cm" svg:height="3.256cm" svg:x="0.5cm" svg:y="0.962cm" presentation:class="title" presentation:user-transformed="true">
          <draw:text-box>
            <text:p text:style-name="P5">とりあえずそのまま動かす：MC-MPI</text:p>
          </draw:text-box>
        </draw:frame>
        <draw:frame presentation:style-name="pr8" draw:text-style-name="P20" draw:layer="layout" svg:width="25.199cm" svg:height="13.609cm" svg:x="1.4cm" svg:y="5.039cm" presentation:class="subtitle">
          <draw:text-box>
            <text:list text:style-name="L1">
              <text:list-item>
                <text:list>
                  <text:list-item>
                    <text:p text:style-name="P19"><text:span text:style-name="T11">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標準" presentation:presentation-page-layout-name="AL2T0">
        <draw:frame presentation:style-name="pr4" draw:text-style-name="P5" draw:layer="layout" svg:width="27cm" svg:height="3.256cm" svg:x="0.5cm" svg:y="0.962cm" presentation:class="title">
          <draw:text-box>
            <text:p text:style-name="P5">MC-MPI の修正</text:p>
          </draw:text-box>
        </draw:frame>
        <draw:frame presentation:style-name="pr8" draw:text-style-name="P5" draw:layer="layout" svg:width="25.199cm" svg:height="13.609cm" svg:x="1.4cm" svg:y="5.039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21"><text:span text:style-name="T8">&gt;printf: 28: %q: invalid directive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1"><text:span text:style-name="T8">[</text:span><text:span text:style-name="T8">該当行</text:span><text:span text:style-name="T8">]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1"><text:span text:style-name="T8"><text:s text:c="4"/></text:span><text:span text:style-name="T8">CMD=`printf "%s %q" "${CMD}" "$1"`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1"><text:span text:style-name="T8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1"><text:span text:style-name="T8">%q: </text:span><text:span text:style-name="T8">必要ならクォートする </text:span><text:span text:style-name="T8">(</text:span><text:span text:style-name="T8">らしい</text:span><text:span text:style-name="T8">)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1"><text:span text:style-name="T8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1"><text:span text:style-name="T8">[</text:span><text:span text:style-name="T8">修正結果</text:span><text:span text:style-name="T8">]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1"><text:span text:style-name="T8"><text:s text:c="4"/></text:span><text:span text:style-name="T8">CMD=`printf "%s \"%s\"" "${CMD}" "$1"`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標準" presentation:presentation-page-layout-name="AL2T0">
        <draw:frame presentation:style-name="pr10" draw:text-style-name="P5" draw:layer="layout" svg:width="27cm" svg:height="3.256cm" svg:x="0.5cm" svg:y="0.962cm" presentation:class="title">
          <draw:text-box>
            <text:p text:style-name="P5">とりあえずそのまま動かす: MC-MPI</text:p>
          </draw:text-box>
        </draw:frame>
        <draw:frame presentation:style-name="pr8" draw:text-style-name="P5" draw:layer="layout" svg:width="25.199cm" svg:height="13.609cm" svg:x="1.4cm" svg:y="5.039cm" presentation:class="subtitle">
          <draw:text-box>
            <text:list text:style-name="L1">
              <text:list-item>
                <text:list>
                  <text:list-item>
                    <text:p text:style-name="P22">$ cd app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2">$ mpicxx -o hello ./hello.cpp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2">[ g++ -I/usr/local/include "-o" "hello" "./hello.cpp" /usr/local/lib/libmpigxp.a -lresolv -lpthread -lnsl -lm <text:s/>]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2"/>
                  </text:list-item>
                </text:list>
              </text:list-item>
            </text:list>
          </draw:text-box>
        </draw:frame>
        <draw:custom-shape draw:style-name="gr3" draw:text-style-name="P23" draw:layer="layout" svg:width="2.5cm" svg:height="2cm" svg:x="16.5cm" svg:y="10cm">
          <text:p text:style-name="P5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23" draw:layer="layout" svg:width="2.5cm" svg:height="2cm" svg:x="16.5cm" svg:y="10cm">
          <text:p text:style-name="P5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23" draw:layer="layout" svg:width="2.5cm" svg:height="2cm" svg:x="16.5cm" svg:y="10cm">
          <text:p text:style-name="P5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23" draw:layer="layout" svg:width="4cm" svg:height="2cm" svg:x="19cm" svg:y="10cm">
          <text:p text:style-name="P5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23" draw:layer="layout" svg:width="8cm" svg:height="2cm" svg:x="2cm" svg:y="11.5cm">
          <text:p text:style-name="P5"/>
          <draw:enhanced-geometry svg:viewBox="0 0 21600 21600" draw:glue-points="10800 0 3160 3160 0 10800 3160 18440 10800 21600 18440 18440 21600 10800 18440 3160" draw:text-areas="3200 3200 18400 18400" draw:type="ellipse"/>
        </draw:custom-shap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標準" presentation:presentation-page-layout-name="AL2T0">
        <draw:frame presentation:style-name="pr10" draw:text-style-name="P5" draw:layer="layout" svg:width="27cm" svg:height="3.256cm" svg:x="0.5cm" svg:y="0.962cm" presentation:class="title">
          <draw:text-box>
            <text:p text:style-name="P5">とりあえずそのまま動かす: MC-MPI</text:p>
          </draw:text-box>
        </draw:frame>
        <draw:frame presentation:style-name="pr8" draw:text-style-name="P24" draw:layer="layout" svg:width="25.199cm" svg:height="13.609cm" svg:x="1.4cm" svg:y="5.038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22">$ export PATH=$PATH:****/gxpc-3.05/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2">$ gxpc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2">$ gxpc use ssh localhost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2">$ gxpc explore localhost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2">$ gxpc cd `pwd`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2">$ mpirun -np 1 ./hello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2">/usr/local/bin/mpirun: 157: Bad substitu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標準" presentation:presentation-page-layout-name="AL2T0">
        <draw:frame presentation:style-name="pr4" draw:text-style-name="P5" draw:layer="layout" svg:width="27cm" svg:height="3.256cm" svg:x="0.5cm" svg:y="0.962cm" presentation:class="title" presentation:user-transformed="true">
          <draw:text-box>
            <text:p text:style-name="P5">とりあえずそのまま動かす：MC-MPI</text:p>
          </draw:text-box>
        </draw:frame>
        <draw:frame presentation:style-name="pr11" draw:text-style-name="P25" draw:layer="layout" svg:width="25.199cm" svg:height="13.609cm" svg:x="1.4cm" svg:y="5.039cm" presentation:class="subtitle">
          <draw:text-box>
            <text:list text:style-name="L1">
              <text:list-item>
                <text:list>
                  <text:list-item>
                    <text:p text:style-name="P19"><text:span text:style-name="T11">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text-style-name="P2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標準" presentation:presentation-page-layout-name="AL2T0">
        <draw:frame presentation:style-name="pr10" draw:text-style-name="P5" draw:layer="layout" svg:width="27cm" svg:height="3.256cm" svg:x="0.5cm" svg:y="0.962cm" presentation:class="title" presentation:user-transformed="true">
          <draw:text-box>
            <text:p text:style-name="P5">MC-MPI の修正</text:p>
          </draw:text-box>
        </draw:frame>
        <draw:frame presentation:style-name="pr8" draw:text-style-name="P5" draw:layer="layout" svg:width="25.199cm" svg:height="14.41cm" svg:x="1.4cm" svg:y="4.639cm" presentation:class="subtitle" presentation:user-transformed="true">
          <draw:text-box>
            <text:p text:style-name="P27">[どうやら落ちている場所]</text:p>
            <text:p text:style-name="P5">if [ "$CONF_OPT" == "" -o "{CONF_OPT:0:1}"</text:p>
            <text:p text:style-name="P5"><text:s/>== "#" ] ; then</text:p>
            <text:p text:style-name="P27">${V:a:b}: 環境変数 V の a 文字目から b 文字</text:p>
            <text:p text:style-name="P27">Bash では動くが POSIX Shell では動かない</text:p>
            <text:p text:style-name="P27"/>
            <text:p text:style-name="P27">[修正]</text:p>
            <text:p text:style-name="P27">#!/bin/bash</text:p>
            <text:p text:style-name="P5"/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標準" presentation:presentation-page-layout-name="AL2T0">
        <draw:frame presentation:style-name="pr10" draw:text-style-name="P5" draw:layer="layout" svg:width="27cm" svg:height="3.256cm" svg:x="0.5cm" svg:y="0.962cm" presentation:class="title">
          <draw:text-box>
            <text:p text:style-name="P5">とりあえずそのまま動かす: MC-MPI</text:p>
          </draw:text-box>
        </draw:frame>
        <draw:frame presentation:style-name="pr12" draw:text-style-name="P29" draw:layer="layout" svg:width="25.199cm" svg:height="14.402cm" svg:x="1.4cm" svg:y="4.638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28"><text:span text:style-name="T12">$ cd app <text:s text:c="71"/>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8"><text:span text:style-name="T12">$ mpirun -np 1 ./hello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8"><text:span text:style-name="T12">INFO: _exchange_end_points: 42498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8"><text:span text:style-name="T12">INFO: _measure_latencies: 23884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8"><text:span text:style-name="T12">INFO: _create_bounding_graph: 26520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8"><text:span text:style-name="T12">INFO: _create_routing_table: 57663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8"><text:span text:style-name="T12">INFO: _create_spanning_tree: 20144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8"><text:span text:style-name="T12">INFO: Env_Init: 172304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8"><text:span text:style-name="T12">Hello 0/1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8"><text:span text:style-name="T1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text-style-name="P2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標準" presentation:presentation-page-layout-name="AL2T0">
        <draw:frame presentation:style-name="pr10" draw:text-style-name="P27" draw:layer="layout" svg:width="27cm" svg:height="3.256cm" svg:x="0.5cm" svg:y="0.962cm" presentation:class="title">
          <draw:text-box>
            <text:p text:style-name="P27">パッケージ化: MC-MPI</text:p>
          </draw:text-box>
        </draw:frame>
        <draw:frame presentation:style-name="pr8" draw:text-style-name="P5" draw:layer="layout" svg:width="25.199cm" svg:height="13.609cm" svg:x="1.4cm" svg:y="5.039cm" presentation:class="subtitle">
          <draw:text-box>
            <text:p text:style-name="P5">の前に さらに修正</text:p>
            <text:p text:style-name="P5">/usr/etc/VERSION</text:p>
            <text:p text:style-name="P5">にファイルを置くことになっているのを</text:p>
            <text:p text:style-name="P5">/usr/share/mcmpi/VERSION</text:p>
            <text:p text:style-name="P5">に変更</text:p>
            <text:p text:style-name="P5"/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標準" presentation:presentation-page-layout-name="AL2T0">
        <draw:frame presentation:style-name="pr10" draw:text-style-name="P5" draw:layer="layout" svg:width="27cm" svg:height="3.256cm" svg:x="0.5cm" svg:y="0.962cm" presentation:class="title">
          <draw:text-box>
            <text:p text:style-name="P27">パッケージ化: MC-MPI</text:p>
          </draw:text-box>
        </draw:frame>
        <draw:frame presentation:style-name="pr8" draw:text-style-name="P5" draw:layer="layout" svg:width="25.199cm" svg:height="13.609cm" svg:x="1.4cm" svg:y="5.037cm" presentation:class="subtitle" presentation:user-transformed="true">
          <draw:text-box>
            <text:p text:style-name="P5">$ export DEBFULLNAME="Tooru Fujisawa"</text:p>
            <text:p text:style-name="P5">$ export DEBEMAIL="arai_a@mac.com"</text:p>
            <text:p text:style-name="P5">$ dh_make -e arai_a@mac.com -f ../mcmpi-0.21.0.tar.gz</text:p>
            <text:p text:style-name="P5">Type of package: single binary, multiple binary, library, kernel module or cdbs?</text:p>
            <text:p text:style-name="P5"><text:s/>[s/m/l/k/b]</text:p>
            <text:p text:style-name="P5">&gt; s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標準" presentation:presentation-page-layout-name="AL2T0">
        <draw:frame presentation:style-name="pr10" draw:text-style-name="P5" draw:layer="layout" svg:width="27cm" svg:height="3.256cm" svg:x="0.5cm" svg:y="0.962cm" presentation:class="title">
          <draw:text-box>
            <text:p text:style-name="P27">パッケージ化: MC-MPI</text:p>
          </draw:text-box>
        </draw:frame>
        <draw:frame presentation:style-name="pr8" draw:text-style-name="P30" draw:layer="layout" svg:width="25.199cm" svg:height="13.922cm" svg:x="1.4cm" svg:y="4.878cm" presentation:class="subtitle" presentation:user-transformed="true">
          <draw:text-box>
            <text:p text:style-name="P30">Maintainer name : Tooru Fujisawa</text:p>
            <text:p text:style-name="P30">Email-Address <text:s text:c="2"/>: arai_a@mac.com</text:p>
            <text:p text:style-name="P30">Date <text:s text:c="11"/>: Fri, 20 Mar 2009 06:55:00 +0900</text:p>
            <text:p text:style-name="P30">Package Name <text:s text:c="3"/>: mcmpi</text:p>
            <text:p text:style-name="P30">Version <text:s text:c="8"/>: 0.21.0</text:p>
            <text:p text:style-name="P30">License <text:s text:c="8"/>: blank</text:p>
            <text:p text:style-name="P30">Using dpatch <text:s text:c="3"/>: no</text:p>
            <text:p text:style-name="P30">Type of Package : Multi-Binary</text:p>
            <text:p text:style-name="P30">Hit &lt;enter&gt; to confirm:</text:p>
            <text:p text:style-name="P30">&gt; [ENTER]</text:p>
            <text:p text:style-name="P30"/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標準" presentation:presentation-page-layout-name="AL1T1">
        <draw:frame presentation:style-name="pr13" draw:text-style-name="P27" draw:layer="layout" svg:width="27cm" svg:height="3.507cm" svg:x="0.5cm" svg:y="0.837cm" presentation:class="title">
          <draw:text-box>
            <text:p text:style-name="P27">パッケージ化: MC-MPI</text:p>
          </draw:text-box>
        </draw:frame>
        <draw:frame presentation:style-name="pr14" draw:text-style-name="P13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31">修正するファイル</text:p>
              </text:list-item>
            </text:list>
            <text:list text:style-name="L2">
              <text:list-item>
                <text:p text:style-name="P13">debian/changelog</text:p>
              </text:list-item>
            </text:list>
            <text:list text:style-name="L2">
              <text:list-item>
                <text:p text:style-name="P13">debian/copyright</text:p>
              </text:list-item>
            </text:list>
            <text:list text:style-name="L2">
              <text:list-item>
                <text:p text:style-name="P13">debian/dirs</text:p>
              </text:list-item>
            </text:list>
            <text:list text:style-name="L2">
              <text:list-item>
                <text:p text:style-name="P13">debian/control</text:p>
              </text:list-item>
            </text:list>
            <text:list text:style-name="L2">
              <text:list-item>
                <text:p text:style-name="P13">debian/rul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標準" presentation:presentation-page-layout-name="AL2T0">
        <draw:frame presentation:style-name="pr13" draw:text-style-name="P5" draw:layer="layout" svg:width="27cm" svg:height="3.507cm" svg:x="0.5cm" svg:y="0.837cm" presentation:class="title">
          <draw:text-box>
            <text:p text:style-name="P5">changelog</text:p>
          </draw:text-box>
        </draw:frame>
        <draw:frame presentation:style-name="pr8" draw:text-style-name="P5" draw:layer="layout" svg:width="25.199cm" svg:height="13.609cm" svg:x="1.4cm" svg:y="5.039cm" presentation:class="subtitle" presentation:user-transformed="true">
          <draw:text-box>
            <text:p text:style-name="P5">mcmpi (0.21.0-1) unstable; urgency=low</text:p>
            <text:p text:style-name="P5"/>
            <text:p text:style-name="P5"><text:s text:c="2"/>* Initial release</text:p>
            <text:p text:style-name="P5"/>
            <text:p text:style-name="P5"><text:s/>-- Tooru Fujisawa &lt;arai_a@mac.com&gt; <text:s/>Fri, 20 Mar 2009 06:55:00 +0900</text:p>
            <text:p text:style-name="P5"/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標準" presentation:presentation-page-layout-name="AL2T0">
        <draw:frame presentation:style-name="pr10" draw:text-style-name="P5" draw:layer="layout" svg:width="27cm" svg:height="3.256cm" svg:x="0.5cm" svg:y="0.962cm" presentation:class="title">
          <draw:text-box>
            <text:p text:style-name="P5">copyright</text:p>
          </draw:text-box>
        </draw:frame>
        <draw:frame presentation:style-name="pr8" draw:text-style-name="P32" draw:layer="layout" svg:width="25.199cm" svg:height="15.629cm" svg:x="1.4cm" svg:y="4.015cm" presentation:class="subtitle" presentation:user-transformed="true">
          <draw:text-box>
            <text:p text:style-name="P30"><text:span text:style-name="T13">This package was debianized by Tooru Fujisawa &lt;arai_a@mac.com&gt; on</text:span></text:p>
            <text:p text:style-name="P30"><text:span text:style-name="T13">Fri, 20 Mar 2009 06:55:00 +0900.</text:span></text:p>
            <text:p text:style-name="P30"><text:span text:style-name="T13"/></text:p>
            <text:p text:style-name="P30"><text:span text:style-name="T13">It was downloaded from http://www.logos.ic.i.u-tokyo.ac.jp/~h_saito/mcmpi/</text:span></text:p>
            <text:p text:style-name="P30"><text:span text:style-name="T13"/></text:p>
            <text:p text:style-name="P30"><text:span text:style-name="T13">Upstream Author(s):</text:span></text:p>
            <text:p text:style-name="P30"><text:span text:style-name="T13"><text:s text:c="4"/></text:span><text:span text:style-name="T13">Hideo Saito &lt;h_saito@logos.ic.i.u-tokyo.ac.jp&gt;</text:span></text:p>
            <text:p text:style-name="P30"><text:span text:style-name="T13"/></text:p>
            <text:p text:style-name="P30"><text:span text:style-name="T13">Copyright:</text:span></text:p>
            <text:p text:style-name="P30"><text:span text:style-name="T13"><text:s text:c="4"/></text:span><text:span text:style-name="T13">(c) 2007 Hideo Saito. All Rights Reserved.</text:span></text:p>
            <text:p text:style-name="P30"><text:span text:style-name="T13"/></text:p>
            <text:p text:style-name="P30"><text:span text:style-name="T13">License:</text:span></text:p>
            <text:p text:style-name="P30"><text:span text:style-name="T13"><text:s text:c="4"/></text:span><text:span text:style-name="T13">GPL Version 2</text:span></text:p>
            <text:p text:style-name="P30"><text:span text:style-name="T13"/></text:p>
            <text:p text:style-name="P30"><text:span text:style-name="T13">The Debian packaging is (C) 2009, Tooru Fujisawa &lt;arai_a@mac.com&gt; and</text:span></text:p>
            <text:p text:style-name="P30"><text:span text:style-name="T13">is licensed under the GPL, see `/usr/share/common-licenses/GPL'.</text:span></text:p>
            <text:p text:style-name="P30"><text:span text:style-name="T1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標準" presentation:presentation-page-layout-name="AL2T0">
        <draw:frame presentation:style-name="pr10" draw:text-style-name="P5" draw:layer="layout" svg:width="27cm" svg:height="3.256cm" svg:x="0.5cm" svg:y="0.962cm" presentation:class="title">
          <draw:text-box>
            <text:p text:style-name="P5">dirs</text:p>
          </draw:text-box>
        </draw:frame>
        <draw:frame presentation:style-name="pr8" draw:text-style-name="P5" draw:layer="layout" svg:width="25.199cm" svg:height="13.609cm" svg:x="1.4cm" svg:y="5.039cm" presentation:class="subtitle">
          <draw:text-box>
            <text:p text:style-name="P5">パッケージ作成時に自動的に作ってくれる</text:p>
            <text:p text:style-name="P5">ディレクトリ</text:p>
            <text:p text:style-name="P5"/>
            <text:p text:style-name="P5">usr/bin</text:p>
            <text:p text:style-name="P5">usr/share/mcmpi</text:p>
            <text:p text:style-name="P5"/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標準" presentation:presentation-page-layout-name="AL2T0">
        <draw:frame presentation:style-name="pr10" draw:text-style-name="P5" draw:layer="layout" svg:width="27cm" svg:height="3.256cm" svg:x="0.5cm" svg:y="0.962cm" presentation:class="title">
          <draw:text-box>
            <text:p text:style-name="P5">control</text:p>
          </draw:text-box>
        </draw:frame>
        <draw:frame presentation:style-name="pr8" draw:text-style-name="P33" draw:layer="layout" svg:width="25.199cm" svg:height="15.303cm" svg:x="1.4cm" svg:y="4.188cm" presentation:class="subtitle" presentation:user-transformed="true">
          <draw:text-box>
            <text:p text:style-name="P5"><text:span text:style-name="T13">Source: mcmpi</text:span></text:p>
            <text:p text:style-name="P5"><text:span text:style-name="T13">Subsection: unknown</text:span></text:p>
            <text:p text:style-name="P5"><text:span text:style-name="T13">Priority: extra</text:span></text:p>
            <text:p text:style-name="P5"><text:span text:style-name="T13">Maintainer: Tooru Fujisawa &lt;arai_a@mac.com&gt;</text:span></text:p>
            <text:p text:style-name="P5"><text:span text:style-name="T13">Build-Depends: debhelper (&gt;= 7), autotools-dev</text:span></text:p>
            <text:p text:style-name="P5"><text:span text:style-name="T13">Standards-Version: 3.7.3</text:span></text:p>
            <text:p text:style-name="P5"><text:span text:style-name="T13">Homepage: http://www.logos.ic.i.u-tokyo.ac.jp/~h_saito/mcmpi/</text:span></text:p>
            <text:p text:style-name="P5"><text:span text:style-name="T13"/></text:p>
            <text:p text:style-name="P5"><text:span text:style-name="T13">Package: mcmpi</text:span></text:p>
            <text:p text:style-name="P5"><text:span text:style-name="T13">Architecture: any</text:span></text:p>
            <text:p text:style-name="P5"><text:span text:style-name="T13">Depends: ${shlibs:Depends}, ${misc:Depends}, bash, gxp</text:span></text:p>
            <text:p text:style-name="P5"><text:span text:style-name="T13">Description: Grid-enabled implementation of MPI</text:span></text:p>
            <text:p text:style-name="P5"><text:span text:style-name="T13">...</text:span></text:p>
            <text:p text:style-name="P5"><text:span text:style-name="T1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標準" presentation:presentation-page-layout-name="AL2T0">
        <draw:frame presentation:style-name="pr10" draw:text-style-name="P5" draw:layer="layout" svg:width="27cm" svg:height="3.256cm" svg:x="0.5cm" svg:y="0.962cm" presentation:class="title">
          <draw:text-box>
            <text:p text:style-name="P5">control</text:p>
          </draw:text-box>
        </draw:frame>
        <draw:frame presentation:style-name="pr8" draw:text-style-name="P34" draw:layer="layout" svg:width="25.199cm" svg:height="13.609cm" svg:x="1.4cm" svg:y="5.035cm" presentation:class="subtitle" presentation:user-transformed="true">
          <draw:text-box>
            <text:p text:style-name="P5"><text:span text:style-name="T14">重要なトコ</text:span></text:p>
            <text:p text:style-name="P5"><text:span text:style-name="T15"/></text:p>
            <text:p text:style-name="P5"><text:span text:style-name="T15">Depends: ${shlibs:Depends}, ${misc:Depends}, bash, gxp</text:span></text:p>
            <text:p text:style-name="P5"><text:span text:style-name="T15"/></text:p>
            <text:p text:style-name="P5"><text:span text:style-name="T14">依存するパッケージを正しく書いとかないと</text:span></text:p>
            <text:p text:style-name="P5"><text:span text:style-name="T14">インストールしても動かなかったりする</text:span></text:p>
            <text:p text:style-name="P5"><text:span text:style-name="T15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6" draw:text-style-name="P2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標準" presentation:presentation-page-layout-name="AL2T0">
        <draw:frame presentation:style-name="pr10" draw:text-style-name="P5" draw:layer="layout" svg:width="27cm" svg:height="3.256cm" svg:x="0.5cm" svg:y="0.962cm" presentation:class="title">
          <draw:text-box>
            <text:p text:style-name="P5">rule</text:p>
          </draw:text-box>
        </draw:frame>
        <draw:frame presentation:style-name="pr8" draw:text-style-name="P5" draw:layer="layout" svg:width="25.199cm" svg:height="13.609cm" svg:x="1.4cm" svg:y="5.039cm" presentation:class="subtitle">
          <draw:text-box>
            <text:p text:style-name="P5">Autotools を使っているので</text:p>
            <text:p text:style-name="P5">とりあえず何も変更しない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標準" presentation:presentation-page-layout-name="AL2T0">
        <draw:frame presentation:style-name="pr10" draw:text-style-name="P5" draw:layer="layout" svg:width="27cm" svg:height="3.256cm" svg:x="0.5cm" svg:y="0.962cm" presentation:class="title">
          <draw:text-box>
            <text:p text:style-name="P5">ソースパッケージの作成</text:p>
          </draw:text-box>
        </draw:frame>
        <draw:frame presentation:style-name="pr8" draw:text-style-name="P5" draw:layer="layout" svg:width="25.199cm" svg:height="13.609cm" svg:x="1.4cm" svg:y="5.039cm" presentation:class="subtitle">
          <draw:text-box>
            <text:p text:style-name="P5">$ debuild -S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標準" presentation:presentation-page-layout-name="AL2T0">
        <draw:frame presentation:style-name="pr10" draw:text-style-name="P5" draw:layer="layout" svg:width="27cm" svg:height="3.256cm" svg:x="0.5cm" svg:y="0.962cm" presentation:class="title">
          <draw:text-box>
            <text:p text:style-name="P5">バイナリパッケージの作成</text:p>
          </draw:text-box>
        </draw:frame>
        <draw:frame presentation:style-name="pr8" draw:text-style-name="P5" draw:layer="layout" svg:width="25.199cm" svg:height="13.949cm" svg:x="1.4cm" svg:y="4.869cm" presentation:class="subtitle" presentation:user-transformed="true">
          <draw:text-box>
            <text:p text:style-name="P5">$ debuild</text:p>
            <text:p text:style-name="P5"><text:span text:style-name="T6">fortran/.libs/libfortran.a(farg.o): In function `mpigxp_getarg':</text:span></text:p>
            <text:p text:style-name="P5"><text:span text:style-name="T6">*/deb_mcmpi/mcmpi-0.21.0/src/fortran/farg.f:9: undefined reference to `_gfortra\</text:span></text:p>
            <text:p text:style-name="P5"><text:span text:style-name="T6">n_getarg_i4'</text:span></text:p>
            <text:p text:style-name="P5"><text:span text:style-name="T6">fortran/.libs/libfortran.a(farg.o): In function `mpigxp_iargc':</text:span></text:p>
            <text:p text:style-name="P5"><text:span text:style-name="T6">*/deb_mcmpi/mcmpi-0.21.0/src/fortran/farg.f:2: undefined <text:s/>reference to `_gfortr\</text:span></text:p>
            <text:p text:style-name="P5"><text:span text:style-name="T6">an_iargc'</text:span></text:p>
            <text:p text:style-name="P5"/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標準" presentation:presentation-page-layout-name="AL2T0">
        <draw:frame presentation:style-name="pr4" draw:text-style-name="P5" draw:layer="layout" svg:width="27cm" svg:height="3.256cm" svg:x="0.5cm" svg:y="0.962cm" presentation:class="title" presentation:user-transformed="true">
          <draw:text-box>
            <text:p text:style-name="P5">バイナリパッケージの作成</text:p>
          </draw:text-box>
        </draw:frame>
        <draw:frame presentation:style-name="pr15" draw:text-style-name="P25" draw:layer="layout" svg:width="25.199cm" svg:height="13.609cm" svg:x="1.4cm" svg:y="5.039cm" presentation:class="subtitle">
          <draw:text-box>
            <text:list text:style-name="L1">
              <text:list-item>
                <text:list>
                  <text:list-item>
                    <text:p text:style-name="P19"><text:span text:style-name="T11">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6" draw:text-style-name="P2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1" draw:master-page-name="標準" presentation:presentation-page-layout-name="AL1T1">
        <draw:frame presentation:style-name="pr13" draw:text-style-name="P5" draw:layer="layout" svg:width="27cm" svg:height="3.507cm" svg:x="0.5cm" svg:y="0.837cm" presentation:class="title">
          <draw:text-box>
            <text:p text:style-name="P5">バイナリパッケージの作成</text:p>
          </draw:text-box>
        </draw:frame>
        <draw:frame presentation:style-name="pr14" draw:text-style-name="P13" draw:layer="layout" svg:width="25.199cm" svg:height="13.86cm" svg:x="1.4cm" svg:y="4.914cm" presentation:class="outline">
          <draw:text-box>
            <text:list text:style-name="L2">
              <text:list-item>
                <text:p text:style-name="P13">_***_getarg_i4</text:p>
              </text:list-item>
            </text:list>
            <text:list text:style-name="L2">
              <text:list-item>
                <text:p text:style-name="P13"><text:span text:style-name="T16">_***_</text:span>iargc<text:line-break/><text:line-break/>Fortran 処理系によっては勝手に作ってくれる<text:line-break/>関数らしい<text:line-break/><text:line-break/>gFortran はそうではない</text:p>
              </text:list-item>
            </text:list>
            <text:list text:style-name="L2">
              <text:list-item>
                <text:p text:style-name="P14"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1" draw:master-page-name="標準" presentation:presentation-page-layout-name="AL2T0">
        <draw:frame presentation:style-name="pr13" draw:text-style-name="P5" draw:layer="layout" svg:width="27cm" svg:height="3.507cm" svg:x="0.5cm" svg:y="0.837cm" presentation:class="title">
          <draw:text-box>
            <text:p text:style-name="P5">バイナリパッケージの作成</text:p>
          </draw:text-box>
        </draw:frame>
        <draw:frame presentation:style-name="pr8" draw:text-style-name="P5" draw:layer="layout" svg:width="25.199cm" svg:height="13.609cm" svg:x="1.4cm" svg:y="5.039cm" presentation:class="subtitle">
          <draw:text-box>
            <text:p text:style-name="P5">./configure $(CROSS) --prefix=/usr --mandir=\$${prefix}/share/man --inf\</text:p>
            <text:p text:style-name="P5">odir=\$${prefix}/share/info CFLAGS="$(CFLAGS)" LDFLAGS="-Wl,-z,defs"</text:p>
            <text:p text:style-name="P5"><text:span text:style-name="T17">--disable-f77</text:span></text:p>
            <text:p text:style-name="P5"/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1" draw:master-page-name="標準" presentation:presentation-page-layout-name="AL2T0">
        <draw:frame presentation:style-name="pr10" draw:text-style-name="P5" draw:layer="layout" svg:width="27cm" svg:height="3.256cm" svg:x="0.5cm" svg:y="0.962cm" presentation:class="title">
          <draw:text-box>
            <text:p text:style-name="P5">バイナリパッケージの作成</text:p>
          </draw:text-box>
        </draw:frame>
        <draw:frame presentation:style-name="pr8" draw:text-style-name="P5" draw:layer="layout" svg:width="25.199cm" svg:height="13.609cm" svg:x="1.4cm" svg:y="5.039cm" presentation:class="subtitle">
          <draw:text-box>
            <text:p text:style-name="P5">$ debuild</text:p>
            <text:p text:style-name="P5"><text:span text:style-name="T6">...</text:span></text:p>
            <text:p text:style-name="P5"><text:span text:style-name="T6">/usr/bin/install -c -d /usr/etc</text:span></text:p>
            <text:p text:style-name="P5"><text:span text:style-name="T6">/usr/bin/install: `/usr/etc' </text:span><text:span text:style-name="T6">の属性を変更できません</text:span><text:span text:style-name="T6">: No such file or directory</text:span></text:p>
            <text:p text:style-name="P5"/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1" draw:master-page-name="標準" presentation:presentation-page-layout-name="AL2T0">
        <draw:frame presentation:style-name="pr4" draw:text-style-name="P5" draw:layer="layout" svg:width="27cm" svg:height="3.256cm" svg:x="0.5cm" svg:y="0.962cm" presentation:class="title" presentation:user-transformed="true">
          <draw:text-box>
            <text:p text:style-name="P5">バイナリパッケージの作成</text:p>
          </draw:text-box>
        </draw:frame>
        <draw:frame presentation:style-name="pr16" draw:text-style-name="P25" draw:layer="layout" svg:width="25.199cm" svg:height="13.609cm" svg:x="1.4cm" svg:y="5.039cm" presentation:class="subtitle">
          <draw:text-box>
            <text:list text:style-name="L1">
              <text:list-item>
                <text:list>
                  <text:list-item>
                    <text:p text:style-name="P19"><text:span text:style-name="T11">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6" draw:text-style-name="P2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1" draw:master-page-name="標準" presentation:presentation-page-layout-name="AL1T1">
        <draw:frame presentation:style-name="pr13" draw:text-style-name="P5" draw:layer="layout" svg:width="27cm" svg:height="3.507cm" svg:x="0.5cm" svg:y="0.837cm" presentation:class="title">
          <draw:text-box>
            <text:p text:style-name="P5">バイナリパッケージの作成</text:p>
          </draw:text-box>
        </draw:frame>
        <draw:frame presentation:style-name="pr14" draw:text-style-name="P35" draw:layer="layout" svg:width="25.199cm" svg:height="13.86cm" svg:x="1.4cm" svg:y="4.914cm" presentation:class="outline">
          <draw:text-box>
            <text:list text:style-name="L2">
              <text:list-item>
                <text:p text:style-name="P13"><text:span text:style-name="T12">パッケージは </text:span><text:span text:style-name="T12">debian/mcmpi/ </text:span><text:span text:style-name="T12">以下にインストールされる事になっている</text:span></text:p>
              </text:list-item>
            </text:list>
            <text:list text:style-name="L2">
              <text:list-item>
                <text:p text:style-name="P13"><text:span text:style-name="T12">rule </text:span><text:span text:style-name="T12">ファイルから </text:span><text:span text:style-name="T12">DESTDIR </text:span><text:span text:style-name="T12">変数としてそのディレクトリを渡している</text:span></text:p>
              </text:list-item>
            </text:list>
            <text:list text:style-name="L2">
              <text:list-item>
                <text:p text:style-name="P13"><text:span text:style-name="T12">Makefile </text:span><text:span text:style-name="T12">が対応しないといけない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6" draw:text-style-name="P2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1" draw:master-page-name="標準" presentation:presentation-page-layout-name="AL2T0">
        <draw:frame presentation:style-name="pr13" draw:text-style-name="P5" draw:layer="layout" svg:width="27cm" svg:height="3.507cm" svg:x="0.5cm" svg:y="0.837cm" presentation:class="title">
          <draw:text-box>
            <text:p text:style-name="P5">バイナリパッケージの作成</text:p>
          </draw:text-box>
        </draw:frame>
        <draw:frame presentation:style-name="pr17" draw:text-style-name="P37" draw:layer="layout" svg:width="25.199cm" svg:height="13.86cm" svg:x="1.4cm" svg:y="4.914cm" presentation:class="subtitle">
          <draw:text-box>
            <text:list text:style-name="L3">
              <text:list-item>
                <text:list>
                  <text:list-item>
                    <text:p text:style-name="P36"><text:span text:style-name="T12">prefix = $(DESTDIR)@prefix@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6" draw:text-style-name="P2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1" draw:master-page-name="標準" presentation:presentation-page-layout-name="AL2T0">
        <draw:frame presentation:style-name="pr13" draw:text-style-name="P5" draw:layer="layout" svg:width="27cm" svg:height="3.507cm" svg:x="0.5cm" svg:y="0.837cm" presentation:class="title">
          <draw:text-box>
            <text:p text:style-name="P5">バイナリパッケージの作成</text:p>
          </draw:text-box>
        </draw:frame>
        <draw:frame presentation:style-name="pr18" draw:text-style-name="P38" draw:layer="layout" svg:width="25.199cm" svg:height="13.86cm" svg:x="1.4cm" svg:y="4.914cm" presentation:class="subtitle">
          <draw:text-box>
            <text:list text:style-name="L3">
              <text:list-item>
                <text:list>
                  <text:list-item>
                    <text:p text:style-name="P36"><text:span text:style-name="T12">$ debuild <text:s text:c="70"/>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6"><text:span text:style-name="T12">完成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6"><text:span text:style-name="T12">mcmpi_0.21.0-1_i386.deb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6" draw:text-style-name="P2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6" draw:style-name="dp1" draw:master-page-name="標準" presentation:presentation-page-layout-name="AL2T0">
        <draw:frame presentation:style-name="pr13" draw:text-style-name="P5" draw:layer="layout" svg:width="27cm" svg:height="3.507cm" svg:x="0.5cm" svg:y="0.837cm" presentation:class="title">
          <draw:text-box>
            <text:p text:style-name="P27">インストール (失敗するハズ)</text:p>
          </draw:text-box>
        </draw:frame>
        <draw:frame presentation:style-name="pr19" draw:text-style-name="P39" draw:layer="layout" svg:width="25.199cm" svg:height="15.303cm" svg:x="1.4cm" svg:y="4.189cm" presentation:class="subtitle" presentation:user-transformed="true">
          <draw:text-box>
            <text:list text:style-name="L3">
              <text:list-item>
                <text:list>
                  <text:list-item>
                    <text:p text:style-name="P36"><text:span text:style-name="T13">$ cd .. <text:s text:c="72"/>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6"><text:span text:style-name="T13">$ sudo dpkg -i mcmpi_0.21.0-1_i386.deb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6"><text:span text:style-name="T13">未選択パッケージ </text:span><text:span text:style-name="T13">mcmpi </text:span><text:span text:style-name="T13">を選択しています。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6"><text:span text:style-name="T13">(</text:span><text:span text:style-name="T13">データベースを読み込んでいます </text:span><text:span text:style-name="T13">... </text:span><text:span text:style-name="T13">現在 </text:span><text:span text:style-name="T13">219582 </text:span><text:span text:style-name="T13">個のファイルとディレクトリがイ</text:span><text:span text:style-name="T13">\\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6"><text:span text:style-name="T13">ンストールされています。</text:span><text:span text:style-name="T13">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6"><text:span text:style-name="T13">(mcmpi_0.21.0-1_i386.deb </text:span><text:span text:style-name="T13">から</text:span><text:span text:style-name="T13">) mcmpi </text:span><text:span text:style-name="T13">を展開しています</text:span><text:span text:style-name="T13">..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6"><text:span text:style-name="T13">dpkg: </text:span><text:span text:style-name="T13">依存関係の問題により </text:span><text:span text:style-name="T13">mcmpi </text:span><text:span text:style-name="T13">の設定ができません</text:span><text:span text:style-name="T13">: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6"><text:span text:style-name="T13"><text:s/></text:span><text:span text:style-name="T13">mcmpi </text:span><text:span text:style-name="T13">は以下に依存 </text:span><text:span text:style-name="T13">(depends) </text:span><text:span text:style-name="T13">します</text:span><text:span text:style-name="T13">: gxp ...</text:span><text:span text:style-name="T13">しかし</text:span><text:span text:style-name="T13">: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6"><text:span text:style-name="T13"><text:s text:c="2"/></text:span><text:span text:style-name="T18">パッケージ </text:span><text:span text:style-name="T18">gxp </text:span><text:span text:style-name="T18">はまだインストールされていません。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6"><text:span text:style-name="T13">dpkg: mcmpi </text:span><text:span text:style-name="T13">の処理中にエラーが発生しました </text:span><text:span text:style-name="T13">(--install):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6"><text:span text:style-name="T13"><text:s/></text:span><text:span text:style-name="T13">依存関係の問題 </text:span><text:span text:style-name="T13">- </text:span><text:span text:style-name="T13">設定を見送ります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6"><text:span text:style-name="T13">以下のパッケージの処理中にエラーが発生しました</text:span><text:span text:style-name="T13">: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6"><text:span text:style-name="T13"><text:s/></text:span><text:span text:style-name="T13">mcmpi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6" draw:text-style-name="P2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7" draw:style-name="dp1" draw:master-page-name="標準" presentation:presentation-page-layout-name="AL2T0">
        <draw:frame presentation:style-name="pr13" draw:text-style-name="P27" draw:layer="layout" svg:width="27cm" svg:height="3.507cm" svg:x="0.5cm" svg:y="0.837cm" presentation:class="title">
          <draw:text-box>
            <text:p text:style-name="P27">パッケージ化: GXP: 方針</text:p>
          </draw:text-box>
        </draw:frame>
        <draw:frame presentation:style-name="pr20" draw:text-style-name="P41" draw:layer="layout" svg:width="25.199cm" svg:height="13.86cm" svg:x="1.4cm" svg:y="4.91cm" presentation:class="subtitle" presentation:user-transformed="true">
          <draw:text-box>
            <text:list text:style-name="L3">
              <text:list-item>
                <text:list>
                  <text:list-item>
                    <text:p text:style-name="P40"><text:span text:style-name="T14">どのようにインストールするか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0"><text:span text:style-name="T14"/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0"><text:span text:style-name="T14">/usr/share/gxp </text:span><text:span text:style-name="T14">以下にコピー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0"><text:span text:style-name="T14"/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0"><text:span text:style-name="T14">/usr/bin/gxpc </text:span><text:span text:style-name="T14">を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0"><text:span text:style-name="T14">/usr/share/gxp/gxpc </text:span><text:span text:style-name="T14">にリンク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6" draw:text-style-name="P2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8" draw:style-name="dp1" draw:master-page-name="標準" presentation:presentation-page-layout-name="AL2T0">
        <draw:frame presentation:style-name="pr13" draw:text-style-name="P27" draw:layer="layout" svg:width="27cm" svg:height="3.507cm" svg:x="0.5cm" svg:y="0.837cm" presentation:class="title">
          <draw:text-box>
            <text:p text:style-name="P27">パッケージ化: GXP</text:p>
          </draw:text-box>
        </draw:frame>
        <draw:frame presentation:style-name="pr21" draw:text-style-name="P41" draw:layer="layout" svg:width="25.199cm" svg:height="13.86cm" svg:x="1.4cm" svg:y="4.91cm" presentation:class="subtitle" presentation:user-transformed="true">
          <draw:text-box>
            <text:list text:style-name="L3">
              <text:list-item>
                <text:list>
                  <text:list-item>
                    <text:p text:style-name="P40"><text:span text:style-name="T14">python-central </text:span><text:span text:style-name="T14">を使う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0"><text:span text:style-name="T14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6" draw:text-style-name="P2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9" draw:style-name="dp1" draw:master-page-name="標準" presentation:presentation-page-layout-name="AL2T0">
        <draw:frame presentation:style-name="pr13" draw:text-style-name="P27" draw:layer="layout" svg:width="27cm" svg:height="3.507cm" svg:x="0.5cm" svg:y="0.837cm" presentation:class="title">
          <draw:text-box>
            <text:p text:style-name="P27">control(1)</text:p>
          </draw:text-box>
        </draw:frame>
        <draw:frame presentation:style-name="pr22" draw:text-style-name="P42" draw:layer="layout" svg:width="25.199cm" svg:height="13.86cm" svg:x="1.4cm" svg:y="4.91cm" presentation:class="subtitle" presentation:user-transformed="true">
          <draw:text-box>
            <text:list text:style-name="L3">
              <text:list-item>
                <text:list>
                  <text:list-item>
                    <text:p text:style-name="P40"><text:span text:style-name="T6">Source: gxp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0"><text:span text:style-name="T6">Subsection: unknow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0"><text:span text:style-name="T6">Priority: extra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0"><text:span text:style-name="T6">Maintainer: Tooru Fujisawa &lt;arai_a@mac.com&gt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0"><text:span text:style-name="T6">Build-Depends: debhelper (&gt;= 7), </text:span><text:span text:style-name="T19">python-central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0"><text:span text:style-name="T6">Standards-Version: 3.7.3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0"><text:span text:style-name="T19">XS-Python-Version: all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0"><text:span text:style-name="T6">Homepage: http://www.logos.t.u-tokyo.ac.jp/gxp/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0"><text:span text:style-name="T6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6" draw:text-style-name="P2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0" draw:style-name="dp1" draw:master-page-name="標準" presentation:presentation-page-layout-name="AL2T0">
        <draw:frame presentation:style-name="pr13" draw:text-style-name="P27" draw:layer="layout" svg:width="27cm" svg:height="3.507cm" svg:x="0.5cm" svg:y="0.837cm" presentation:class="title">
          <draw:text-box>
            <text:p text:style-name="P27">control(2)</text:p>
          </draw:text-box>
        </draw:frame>
        <draw:frame presentation:style-name="pr23" draw:text-style-name="P42" draw:layer="layout" svg:width="25.199cm" svg:height="13.86cm" svg:x="1.4cm" svg:y="4.91cm" presentation:class="subtitle" presentation:user-transformed="true">
          <draw:text-box>
            <text:list text:style-name="L3">
              <text:list-item>
                <text:list>
                  <text:list-item>
                    <text:p text:style-name="P40"><text:span text:style-name="T6">Package: gxp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0"><text:span text:style-name="T6">Architecture: </text:span><text:span text:style-name="T19">all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0"><text:span text:style-name="T6">Depends: ${shlibs:Depends}, ${misc:Depends}, </text:span><text:span text:style-name="T19">python, python-central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0"><text:span text:style-name="T19">XS-Python-Version: all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0"><text:span text:style-name="T6">Description: parallel/distributed shell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0"><text:span text:style-name="T6"><text:s/></text:span><text:span text:style-name="T6">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6" draw:text-style-name="P2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1" draw:style-name="dp1" draw:master-page-name="標準" presentation:presentation-page-layout-name="AL2T0">
        <draw:frame presentation:style-name="pr13" draw:text-style-name="P27" draw:layer="layout" svg:width="27cm" svg:height="3.507cm" svg:x="0.5cm" svg:y="0.837cm" presentation:class="title">
          <draw:text-box>
            <text:p text:style-name="P27">rule</text:p>
          </draw:text-box>
        </draw:frame>
        <draw:frame presentation:style-name="pr24" draw:text-style-name="P42" draw:layer="layout" svg:width="25.199cm" svg:height="13.86cm" svg:x="1.4cm" svg:y="4.91cm" presentation:class="subtitle" presentation:user-transformed="true">
          <draw:text-box>
            <text:list text:style-name="L3">
              <text:list-item>
                <text:list>
                  <text:list-item>
                    <text:p text:style-name="P40"><text:span text:style-name="T6"><text:s text:c="8"/></text:span><text:span text:style-name="T6">cp -r ChangeLog License README doc ex expectd.py gxpbin gxpc gxpc.py gx\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0"><text:span text:style-name="T6">pd.py gxpm.py ifconfig.py inst_local.py \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0"><text:span text:style-name="T6"><text:s text:c="8"/></text:span><text:span text:style-name="T6">inst_remote.py inst_remote_stub.py ioman.py misc mkrelease opt.py $(CURDIR)/debian/gxp/usr/share/gxp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0"><text:span text:style-name="T6"><text:s text:c="8"/></text:span><text:span text:style-name="T6">ln -s $(CURDIR)/debian/gxp/usr/share/gxp/gxpc $(CURDIR)/debian/gxp/usr/bin/gxpc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0"><text:span text:style-name="T6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6" draw:text-style-name="P2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2" draw:style-name="dp1" draw:master-page-name="標準" presentation:presentation-page-layout-name="AL2T0">
        <draw:frame presentation:style-name="pr13" draw:text-style-name="P27" draw:layer="layout" svg:width="27cm" svg:height="3.507cm" svg:x="0.5cm" svg:y="0.837cm" presentation:class="title">
          <draw:text-box>
            <text:p text:style-name="P27">rule</text:p>
          </draw:text-box>
        </draw:frame>
        <draw:frame presentation:style-name="pr25" draw:text-style-name="P41" draw:layer="layout" svg:width="25.199cm" svg:height="13.86cm" svg:x="1.4cm" svg:y="4.91cm" presentation:class="subtitle" presentation:user-transformed="true">
          <draw:text-box>
            <text:list text:style-name="L3">
              <text:list-item>
                <text:list>
                  <text:list-item>
                    <text:p text:style-name="P40"><text:span text:style-name="T14"># <text:s text:c="6"/>dh_pytho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0"><text:span text:style-name="T14"><text:s text:c="8"/></text:span><text:span text:style-name="T14">dh_pycentral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0"><text:span text:style-name="T14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6" draw:text-style-name="P2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3" draw:style-name="dp1" draw:master-page-name="標準" presentation:presentation-page-layout-name="AL2T0">
        <draw:frame presentation:style-name="pr13" draw:text-style-name="P27" draw:layer="layout" svg:width="27cm" svg:height="3.507cm" svg:x="0.5cm" svg:y="0.837cm" presentation:class="title">
          <draw:text-box>
            <text:p text:style-name="P27">バイナリパッケージの作成</text:p>
          </draw:text-box>
        </draw:frame>
        <draw:frame presentation:style-name="pr26" draw:text-style-name="P41" draw:layer="layout" svg:width="25.199cm" svg:height="14.41cm" svg:x="1.4cm" svg:y="4.635cm" presentation:class="subtitle" presentation:user-transformed="true">
          <draw:text-box>
            <text:list text:style-name="L3">
              <text:list-item>
                <text:list>
                  <text:list-item>
                    <text:p text:style-name="P40"><text:span text:style-name="T14">$ debuild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0"><text:span text:style-name="T14">..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0"><text:span text:style-name="T14">E: gxp: missing-dep-for-interpreter expect =&gt; expect (./usr/share/gxp/gxpbin/ss\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0"><text:span text:style-name="T14">h_passwd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0"><text:span text:style-name="T14">E: gxp: missing-dep-for-interpreter expect =&gt; expect (./usr/share/gxp/gxpbin/su\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0"><text:span text:style-name="T14">_cmd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0"><text:span text:style-name="T14">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6" draw:text-style-name="P2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4" draw:style-name="dp1" draw:master-page-name="標準" presentation:presentation-page-layout-name="AL2T0">
        <draw:frame presentation:style-name="pr13" draw:text-style-name="P27" draw:layer="layout" svg:width="27cm" svg:height="3.507cm" svg:x="0.5cm" svg:y="0.837cm" presentation:class="title">
          <draw:text-box>
            <text:p text:style-name="P27">バイナリパッケージの作成</text:p>
          </draw:text-box>
        </draw:frame>
        <draw:frame presentation:style-name="pr27" draw:text-style-name="P42" draw:layer="layout" svg:width="25.199cm" svg:height="13.86cm" svg:x="1.4cm" svg:y="4.91cm" presentation:class="subtitle" presentation:user-transformed="true">
          <draw:text-box>
            <text:p text:style-name="P5"><text:span text:style-name="T6">Depends: ${shlibs:Depends}, ${misc:Depends}, python, python-central, </text:span><text:span text:style-name="T19">expec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6" draw:text-style-name="P2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5" draw:style-name="dp1" draw:master-page-name="標準" presentation:presentation-page-layout-name="AL2T0">
        <draw:frame presentation:style-name="pr13" draw:text-style-name="P27" draw:layer="layout" svg:width="27cm" svg:height="3.507cm" svg:x="0.5cm" svg:y="0.837cm" presentation:class="title">
          <draw:text-box>
            <text:p text:style-name="P27">バイナリパッケージの作成</text:p>
          </draw:text-box>
        </draw:frame>
        <draw:frame presentation:style-name="pr28" draw:text-style-name="P41" draw:layer="layout" svg:width="25.199cm" svg:height="13.86cm" svg:x="1.4cm" svg:y="4.91cm" presentation:class="subtitle" presentation:user-transformed="true">
          <draw:text-box>
            <text:p text:style-name="P5"><text:span text:style-name="T14">$ debuild</text:span></text:p>
            <text:p text:style-name="P5"><text:span text:style-name="T14"/></text:p>
            <text:p text:style-name="P5"><text:span text:style-name="T14">完成</text:span></text:p>
            <text:p text:style-name="P5"><text:span text:style-name="T14">gxp_3.03-1_all.deb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6" draw:text-style-name="P2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6" draw:style-name="dp1" draw:master-page-name="標準" presentation:presentation-page-layout-name="AL2T0">
        <draw:frame presentation:style-name="pr13" draw:text-style-name="P27" draw:layer="layout" svg:width="27cm" svg:height="3.507cm" svg:x="0.5cm" svg:y="0.837cm" presentation:class="title">
          <draw:text-box>
            <text:p text:style-name="P27">バージョンアップ</text:p>
          </draw:text-box>
        </draw:frame>
        <draw:frame presentation:style-name="pr29" draw:text-style-name="P41" draw:layer="layout" svg:width="25.199cm" svg:height="13.86cm" svg:x="1.4cm" svg:y="4.91cm" presentation:class="subtitle" presentation:user-transformed="true">
          <draw:text-box>
            <text:p text:style-name="P5"><text:span text:style-name="T14">uscan/uupdat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6" draw:text-style-name="P2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7" draw:style-name="dp1" draw:master-page-name="標準" presentation:presentation-page-layout-name="AL2T0">
        <draw:frame presentation:style-name="pr13" draw:text-style-name="P27" draw:layer="layout" svg:width="27cm" svg:height="3.507cm" svg:x="0.5cm" svg:y="0.837cm" presentation:class="title">
          <draw:text-box>
            <text:p text:style-name="P27">watch</text:p>
          </draw:text-box>
        </draw:frame>
        <draw:frame presentation:style-name="pr30" draw:text-style-name="P41" draw:layer="layout" svg:width="25.199cm" svg:height="13.86cm" svg:x="1.4cm" svg:y="4.91cm" presentation:class="subtitle" presentation:user-transformed="true">
          <draw:text-box>
            <text:p text:style-name="P5"><text:span text:style-name="T14">version=3</text:span></text:p>
            <text:p text:style-name="P5"><text:span text:style-name="T14">http://sf.net/gxp/gxp-(.*)\.tar\.bz2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6" draw:text-style-name="P2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8" draw:style-name="dp1" draw:master-page-name="標準" presentation:presentation-page-layout-name="AL2T0">
        <draw:frame presentation:style-name="pr13" draw:text-style-name="P27" draw:layer="layout" svg:width="27cm" svg:height="3.507cm" svg:x="0.5cm" svg:y="0.837cm" presentation:class="title">
          <draw:text-box>
            <text:p text:style-name="P27">更新の確認(1)</text:p>
          </draw:text-box>
        </draw:frame>
        <draw:frame presentation:style-name="pr31" draw:text-style-name="P43" draw:layer="layout" svg:width="25.199cm" svg:height="13.86cm" svg:x="1.4cm" svg:y="4.907cm" presentation:class="subtitle" presentation:user-transformed="true">
          <draw:text-box>
            <text:p text:style-name="P5"><text:span text:style-name="T13">$ uscan -verbose</text:span></text:p>
            <text:p text:style-name="P5"><text:span text:style-name="T13">-- Scanning for watchfiles in .</text:span></text:p>
            <text:p text:style-name="P5"><text:span text:style-name="T13">-- Found watchfile in ./debian</text:span></text:p>
            <text:p text:style-name="P5"><text:span text:style-name="T13">-- In debian/watch, processing watchfile line:</text:span></text:p>
            <text:p text:style-name="P5"><text:span text:style-name="T13"><text:s text:c="3"/></text:span><text:span text:style-name="T13">http://sf.net/gxp/gxp-(.*)\.tar\.bz2</text:span></text:p>
            <text:p text:style-name="P5"><text:span text:style-name="T13">-- Found the following matching hrefs:</text:span></text:p>
            <text:p text:style-name="P5"><text:span text:style-name="T13"><text:s text:c="5"/></text:span><text:span text:style-name="T20">/sites/download.sourceforge.net/pub/sourceforge/g/gx/gxp/gxp-3.02.tar.bz2</text:span></text:p>
            <text:p text:style-name="P5"><text:span text:style-name="T20">...</text:span></text:p>
            <text:p text:style-name="P5"><text:span text:style-name="T20">/sites/download.sourceforge.net/pub/sourceforge/g/gx/gxp/gxp-3.05.tar.bz2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6" draw:text-style-name="P2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9" draw:style-name="dp1" draw:master-page-name="標準" presentation:presentation-page-layout-name="AL2T0">
        <draw:frame presentation:style-name="pr13" draw:text-style-name="P27" draw:layer="layout" svg:width="27cm" svg:height="3.507cm" svg:x="0.5cm" svg:y="0.837cm" presentation:class="title">
          <draw:text-box>
            <text:p text:style-name="P27">更新の確認(2)</text:p>
          </draw:text-box>
        </draw:frame>
        <draw:frame presentation:style-name="pr32" draw:text-style-name="P43" draw:layer="layout" svg:width="25.199cm" svg:height="13.86cm" svg:x="1.4cm" svg:y="4.907cm" presentation:class="subtitle" presentation:user-transformed="true">
          <draw:text-box>
            <text:p text:style-name="P5"><text:span text:style-name="T20">Newest version on remote site is 3.05, local version is 3.03</text:span></text:p>
            <text:p text:style-name="P5"><text:span text:style-name="T13"><text:s/></text:span><text:span text:style-name="T13">=&gt; Newer version available from</text:span></text:p>
            <text:p text:style-name="P5"><text:span text:style-name="T13"><text:s text:c="4"/></text:span><text:span text:style-name="T13">http://www.mirrorservice.org/sites/download.sourceforge.net/pub/sourceforge/g/gx/gxp/gxp-3.05.tar.bz2</text:span></text:p>
            <text:p text:style-name="P5"><text:span text:style-name="T13">-- Downloading updated package gxp-3.05.tar.bz2</text:span></text:p>
            <text:p text:style-name="P5"><text:span text:style-name="T13">-- Successfully downloaded updated package gxp-3.05.tar.bz2</text:span></text:p>
            <text:p text:style-name="P5"><text:span text:style-name="T13"><text:s text:c="4"/></text:span><text:span text:style-name="T13">and symlinked gxp_3.05.orig.tar.bz2 to it</text:span></text:p>
            <text:p text:style-name="P5"><text:span text:style-name="T13">-- Scan finished</text:span></text:p>
            <text:p text:style-name="P5"><text:span text:style-name="T1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6" draw:text-style-name="P2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0" draw:style-name="dp1" draw:master-page-name="標準" presentation:presentation-page-layout-name="AL2T0">
        <draw:frame presentation:style-name="pr13" draw:text-style-name="P27" draw:layer="layout" svg:width="27cm" svg:height="3.507cm" svg:x="0.5cm" svg:y="0.837cm" presentation:class="title">
          <draw:text-box>
            <text:p text:style-name="P27">更新の反映</text:p>
          </draw:text-box>
        </draw:frame>
        <draw:frame presentation:style-name="pr33" draw:text-style-name="P43" draw:layer="layout" svg:width="25.199cm" svg:height="13.86cm" svg:x="1.4cm" svg:y="4.907cm" presentation:class="subtitle" presentation:user-transformed="true">
          <draw:text-box>
            <text:p text:style-name="P5"><text:span text:style-name="T20">$ uupdate ../gxp-3.05.tar.bz2</text:span></text:p>
            <text:p text:style-name="P5"><text:span text:style-name="T13">New Release will be 3.05-0ubuntu1.</text:span></text:p>
            <text:p text:style-name="P5"><text:span text:style-name="T13">-- Untarring the new sourcecode archive ../gxp-3.05.tar.bz2</text:span></text:p>
            <text:p text:style-name="P5"><text:span text:style-name="T13">Success! <text:s/>The diffs from version 3.03-1 worked fine.</text:span></text:p>
            <text:p text:style-name="P5"><text:span text:style-name="T13">Remember: Your current directory is the OLD sourcearchive!</text:span></text:p>
            <text:p text:style-name="P5"><text:span text:style-name="T13">Do a "cd ../gxp-3.05" to see the new package</text:span></text:p>
            <text:p text:style-name="P5"><text:span text:style-name="T13">$ cd ../gxp-3.05/</text:span></text:p>
            <text:p text:style-name="P5"><text:span text:style-name="T13"/></text:p>
          </draw:text-box>
        </draw:frame>
        <draw:custom-shape draw:style-name="gr3" draw:text-style-name="P23" draw:layer="layout" svg:width="5cm" svg:height="2cm" svg:x="10.5cm" svg:y="8cm">
          <text:p text:style-name="P5"/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4" draw:text-style-name="P44" draw:layer="layout" svg:width="2cm" svg:height="1.962cm" svg:x="16cm" svg:y="7cm">
          <draw:text-box>
            <text:p text:style-name="P5"><text:span text:style-name="T21">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6" draw:text-style-name="P2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1" draw:style-name="dp1" draw:master-page-name="標準" presentation:presentation-page-layout-name="AL2T0">
        <draw:frame presentation:style-name="pr13" draw:text-style-name="P27" draw:layer="layout" svg:width="27cm" svg:height="3.507cm" svg:x="0.5cm" svg:y="0.837cm" presentation:class="title">
          <draw:text-box>
            <text:p text:style-name="P27">changelog</text:p>
          </draw:text-box>
        </draw:frame>
        <draw:frame presentation:style-name="pr34" draw:text-style-name="P43" draw:layer="layout" svg:width="25.199cm" svg:height="13.86cm" svg:x="1.4cm" svg:y="4.907cm" presentation:class="subtitle" presentation:user-transformed="true">
          <draw:text-box>
            <text:p text:style-name="P5"><text:span text:style-name="T20">gxp (3.05-1) unstable; urgency=low</text:span></text:p>
            <text:p text:style-name="P5"><text:span text:style-name="T13"/></text:p>
            <text:p text:style-name="P5"><text:span text:style-name="T13"><text:s text:c="2"/></text:span><text:span text:style-name="T13">* New upstream release</text:span></text:p>
            <text:p text:style-name="P5"><text:span text:style-name="T13"/></text:p>
            <text:p text:style-name="P5"><text:span text:style-name="T13"><text:s/></text:span><text:span text:style-name="T13">-- Tooru Fujisawa &lt;arai_a@mac.com&gt; <text:s/>Fri, 20 Mar 2009 07:32:35 +0900</text:span></text:p>
            <text:p text:style-name="P5"><text:span text:style-name="T1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6" draw:text-style-name="P2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2" draw:style-name="dp1" draw:master-page-name="標準" presentation:presentation-page-layout-name="AL2T0">
        <draw:frame presentation:style-name="pr13" draw:text-style-name="P27" draw:layer="layout" svg:width="27cm" svg:height="3.507cm" svg:x="0.5cm" svg:y="0.837cm" presentation:class="title">
          <draw:text-box>
            <text:p text:style-name="P27">ビルド</text:p>
          </draw:text-box>
        </draw:frame>
        <draw:frame presentation:style-name="pr35" draw:text-style-name="P42" draw:layer="layout" svg:width="25.199cm" svg:height="13.86cm" svg:x="1.4cm" svg:y="4.907cm" presentation:class="subtitle" presentation:user-transformed="true">
          <draw:text-box>
            <text:p text:style-name="P5"><text:span text:style-name="T6">$ debuild -S <text:s text:c="65"/></text:span></text:p>
            <text:p text:style-name="P5"><text:span text:style-name="T6">$ debuild</text:span></text:p>
            <text:p text:style-name="P5"><text:span text:style-name="T6">...</text:span></text:p>
            <text:p text:style-name="P5"><text:span text:style-name="T22">E: gxp: ruby-script-but-no-ruby-dep ./usr/share/gxp/gxpbin/tmsub.rb</text:span></text:p>
            <text:p text:style-name="P5"><text:span text:style-name="T6">...</text:span></text:p>
            <text:p text:style-name="P5"><text:span text:style-name="T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6" draw:text-style-name="P2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3" draw:style-name="dp1" draw:master-page-name="標準" presentation:presentation-page-layout-name="AL2T0">
        <draw:frame presentation:style-name="pr13" draw:text-style-name="P27" draw:layer="layout" svg:width="27cm" svg:height="3.507cm" svg:x="0.5cm" svg:y="0.837cm" presentation:class="title">
          <draw:text-box>
            <text:p text:style-name="P27">control</text:p>
          </draw:text-box>
        </draw:frame>
        <draw:frame presentation:style-name="pr36" draw:text-style-name="P43" draw:layer="layout" svg:width="25.199cm" svg:height="13.86cm" svg:x="1.4cm" svg:y="4.907cm" presentation:class="subtitle" presentation:user-transformed="true">
          <draw:text-box>
            <text:p text:style-name="P5"><text:span text:style-name="T13">Depends: ${shlibs:Depends}, ${misc:Depends}, python-central, expect, </text:span><text:span text:style-name="T23">ru</text:span><text:span text:style-name="T19">by1.8</text:span></text:p>
            <text:p text:style-name="P5"><text:span text:style-name="T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6" draw:text-style-name="P2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4" draw:style-name="dp1" draw:master-page-name="標準" presentation:presentation-page-layout-name="AL2T0">
        <draw:frame presentation:style-name="pr13" draw:text-style-name="P27" draw:layer="layout" svg:width="27cm" svg:height="3.507cm" svg:x="0.5cm" svg:y="0.837cm" presentation:class="title">
          <draw:text-box>
            <text:p text:style-name="P27">ビルド</text:p>
          </draw:text-box>
        </draw:frame>
        <draw:frame presentation:style-name="pr37" draw:text-style-name="P41" draw:layer="layout" svg:width="25.199cm" svg:height="13.86cm" svg:x="1.4cm" svg:y="4.907cm" presentation:class="subtitle" presentation:user-transformed="true">
          <draw:text-box>
            <text:p text:style-name="P5"><text:span text:style-name="T14">$ debuild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6" draw:text-style-name="P2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5" draw:style-name="dp1" draw:master-page-name="標準" presentation:presentation-page-layout-name="AL2T0">
        <draw:frame presentation:style-name="pr13" draw:text-style-name="P27" draw:layer="layout" svg:width="27cm" svg:height="3.507cm" svg:x="0.5cm" svg:y="0.837cm" presentation:class="title">
          <draw:text-box>
            <text:p text:style-name="P27">インストール</text:p>
          </draw:text-box>
        </draw:frame>
        <draw:frame presentation:style-name="pr38" draw:text-style-name="P41" draw:layer="layout" svg:width="25.199cm" svg:height="16.011cm" svg:x="1.4cm" svg:y="3.832cm" presentation:class="subtitle" presentation:user-transformed="true">
          <draw:text-box>
            <text:p text:style-name="P5"><text:span text:style-name="T14">$ cd ..</text:span></text:p>
            <text:p text:style-name="P5"><text:span text:style-name="T14">$ sudo dpkg -i gxp_3.05-1_all.deb</text:span></text:p>
            <text:p text:style-name="P5"><text:span text:style-name="T14">未選択パッケージ </text:span><text:span text:style-name="T14">gxp </text:span><text:span text:style-name="T14">を選択しています。</text:span></text:p>
            <text:p text:style-name="P5"><text:span text:style-name="T14">(</text:span><text:span text:style-name="T14">データベースを読み込んでいます </text:span><text:span text:style-name="T14">... </text:span><text:span text:style-name="T14">現在 </text:span><text:span text:style-name="T14">219600 </text:span><text:span text:style-name="T14">個のファイルとディレクトリがインストールされています。</text:span><text:span text:style-name="T14">)</text:span></text:p>
            <text:p text:style-name="P5"><text:span text:style-name="T14">(gxp_3.05-1_all.deb </text:span><text:span text:style-name="T14">から</text:span><text:span text:style-name="T14">) gxp </text:span><text:span text:style-name="T14">を展開しています</text:span><text:span text:style-name="T14">...</text:span></text:p>
            <text:p text:style-name="P5"><text:span text:style-name="T14">gxp (3.05-1) </text:span><text:span text:style-name="T14">を設定しています </text:span><text:span text:style-name="T14">...</text:span></text:p>
            <text:p text:style-name="P5"><text:span text:style-name="T1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6" draw:text-style-name="P2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6" draw:style-name="dp1" draw:master-page-name="標準" presentation:presentation-page-layout-name="AL2T0">
        <draw:frame presentation:style-name="pr13" draw:text-style-name="P27" draw:layer="layout" svg:width="27cm" svg:height="3.507cm" svg:x="0.5cm" svg:y="0.837cm" presentation:class="title">
          <draw:text-box>
            <text:p text:style-name="P27">インストール</text:p>
          </draw:text-box>
        </draw:frame>
        <draw:frame presentation:style-name="pr39" draw:text-style-name="P41" draw:layer="layout" svg:width="25.199cm" svg:height="16.011cm" svg:x="1.4cm" svg:y="3.831cm" presentation:class="subtitle" presentation:user-transformed="true">
          <draw:text-box>
            <text:p text:style-name="P5"><text:span text:style-name="T14">$ cd ../deb_mcmpi <text:s text:c="20"/></text:span></text:p>
            <text:p text:style-name="P5"><text:span text:style-name="T14">$ sudo dpkg -i mcmpi_0.21.0-1_i386.deb</text:span></text:p>
            <text:p text:style-name="P5"><text:span text:style-name="T14">未選択パッケージ </text:span><text:span text:style-name="T14">mcmpi </text:span><text:span text:style-name="T14">を選択しています。</text:span></text:p>
            <text:p text:style-name="P5"><text:span text:style-name="T14">(</text:span><text:span text:style-name="T14">データベースを読み込んでいます </text:span><text:span text:style-name="T14">... </text:span><text:span text:style-name="T14">現在 </text:span><text:span text:style-name="T14">219699 </text:span><text:span text:style-name="T14">個のファイルとディレクトリがインストールされています。</text:span><text:span text:style-name="T14">)</text:span></text:p>
            <text:p text:style-name="P5"><text:span text:style-name="T14">(mcmpi_0.21.0-1_i386.deb </text:span><text:span text:style-name="T14">から</text:span><text:span text:style-name="T14">) mcmpi </text:span><text:span text:style-name="T14">を展開しています</text:span><text:span text:style-name="T14">...</text:span></text:p>
            <text:p text:style-name="P5"><text:span text:style-name="T14">mcmpi (0.21.0-1) </text:span><text:span text:style-name="T14">を設定しています </text:span><text:span text:style-name="T14">...</text:span></text:p>
            <text:p text:style-name="P5"><text:span text:style-name="T1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6" draw:text-style-name="P2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7" draw:style-name="dp1" draw:master-page-name="標準" presentation:presentation-page-layout-name="AL1T1">
        <draw:frame presentation:style-name="pr13" draw:text-style-name="P27" draw:layer="layout" svg:width="27cm" svg:height="3.507cm" svg:x="0.5cm" svg:y="0.837cm" presentation:class="title">
          <draw:text-box>
            <text:p text:style-name="P27">雑感</text:p>
          </draw:text-box>
        </draw:frame>
        <draw:frame presentation:style-name="pr14" draw:text-style-name="P13" draw:layer="layout" svg:width="25.199cm" svg:height="13.86cm" svg:x="1.4cm" svg:y="4.914cm" presentation:class="outline">
          <draw:text-box>
            <text:list text:style-name="L2">
              <text:list-item>
                <text:p text:style-name="P13">知らない状態から始めると<text:line-break/>何をしてよいやら分からない<text:line-break/>　``知ってる人なら分かる情報''が多い</text:p>
              </text:list-item>
            </text:list>
            <text:list text:style-name="L2">
              <text:list-item>
                <text:p text:style-name="P13">どのコマンド, どの設定が重要?</text:p>
              </text:list-item>
            </text:list>
            <text:list text:style-name="L2">
              <text:list-item>
                <text:p text:style-name="P13">このコマンドを実行した結果何が起きたのだろう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6" draw:text-style-name="P2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fill-image draw:name="background" xlink:href="Pictures/10000201000006260000049C3AC98E56.png" xlink:type="simple" xlink:show="embed" xlink:actuate="onLoad"/>
    <draw:marker draw:name="Arrow" svg:viewBox="0 0 20 30" svg:d="m10 0-10 30h20z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VL Pゴシック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VL Pゴシック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'VL Pゴシック'" style:font-pitch="variable" fo:font-size="44pt" fo:font-style="normal" fo:text-shadow="none" style:text-underline-style="none" fo:font-weight="normal" style:letter-kerning="true" style:font-family-asian="'VL Pゴシック'" style:font-style-name-asian="標準" style:font-pitch-asian="variable" style:font-size-asian="44pt" style:font-style-asian="normal" style:font-weight-asian="350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style:use-window-font-color="true" style:text-outline="false" style:text-line-through-style="none" fo:font-family="'VL Pゴシック'" style:font-style-name="標準" style:font-pitch="variable" fo:font-size="32pt" fo:font-style="normal" fo:text-shadow="none" style:text-underline-style="none" fo:font-weight="350" style:letter-kerning="true" style:font-family-asian="'VL Pゴシック'" style:font-style-name-asian="標準" style:font-pitch-asian="variable" style:font-size-asian="32pt" style:font-style-asian="normal" style:font-weight-asian="350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標準-background" style:family="presentation">
      <style:graphic-properties draw:stroke="none" draw:fill="bitmap" draw:fill-image-name="background" style:repeat="stretch"/>
      <style:text-properties style:letter-kerning="true"/>
    </style:style>
    <style:style style:name="標準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VL Pゴシック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標準-outline1" style:family="presentation">
      <style:graphic-properties draw:stroke="none" draw:fill="non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VL Pゴシック'" style:font-pitch="variable" fo:font-size="32pt" fo:font-style="normal" fo:text-shadow="none" style:text-underline-style="none" fo:font-weight="normal" style:letter-kerning="true" style:font-family-asian="'VL Pゴシック'" style:font-style-name-asian="標準" style:font-pitch-asian="variable" style:font-size-asian="32pt" style:font-style-asian="normal" style:font-weight-asian="350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dp1" style:family="drawing-page">
      <style:drawing-page-properties draw:background-size="border" draw:fill="bitmap" draw:fill-image-name="background" style:repeat="stretch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48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9.113cm" svg:height="1.484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9.113cm" svg:height="1.484cm" svg:x="11.886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9.113cm" svg:height="1.484cm" svg:x="0cm" svg:y="28.21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9.113cm" svg:height="1.484cm" svg:x="11.886cm" svg:y="28.215cm" presentation:class="page-number">
        <draw:text-box>
          <text:p text:style-name="P2"><text:span text:style-name="T1"><text:page-number>&lt;番号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標準" style:page-layout-name="PM1" draw:style-name="dp1">
      <draw:frame presentation:style-name="標準-title" draw:layer="backgroundobjects" svg:width="27cm" svg:height="3.506cm" svg:x="0.5cm" svg:y="0.837cm" presentation:class="title" presentation:placeholder="true">
        <draw:text-box/>
      </draw:frame>
      <draw:frame presentation:style-name="標準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creation-date>2009-03-20T14:54:46</meta:creation-date>
    <dc:creator>arai</dc:creator>
    <dc:date>2009-03-24T01:19:23</dc:date>
    <meta:print-date>2009-03-20T16:09:38</meta:print-date>
    <meta:editing-cycles>146</meta:editing-cycles>
    <meta:editing-duration>PT8H7M43S</meta:editing-duration>
    <meta:user-defined meta:name="情報 1"/>
    <meta:user-defined meta:name="情報 2"/>
    <meta:user-defined meta:name="情報 3"/>
    <meta:user-defined meta:name="情報 4"/>
    <meta:document-statistic meta:object-count="257"/>
  </office:meta>
</office:document-meta>
</file>